
<file path=META-INF/manifest.xml><?xml version="1.0" encoding="utf-8"?>
<manifest:manifest xmlns:manifest="urn:oasis:names:tc:opendocument:xmlns:manifest:1.0">
  <manifest:file-entry manifest:full-path="Object 2/" manifest:media-type="application/vnd.oasis.opendocument.formula"/>
  <manifest:file-entry manifest:full-path="/" manifest:media-type="application/vnd.oasis.opendocument.presentation"/>
  <manifest:file-entry manifest:full-path="Object 1/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Object 2/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SungtiL GB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2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729fcf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SungtiL GB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5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729fcf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M Roman 12" style:font-family-asian="AR PL SungtiL GB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M Roman 12" style:font-family-asian="AR PL SungtiL GB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M Roman 12" style:font-family-asian="AR PL SungtiL GB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0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729fcf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graphic" style:name="a582">
      <style:graphic-properties draw:fill="none" draw:stroke="solid" svg:stroke-width="0in" svg:stroke-color="#000000" draw:marker-end="a581" svg:stroke-opacity="100%"/>
    </style:style>
    <style:style style:family="graphic" style:name="a584">
      <style:graphic-properties draw:fill="none" draw:stroke="solid" svg:stroke-width="0in" svg:stroke-color="#000000" draw:marker-end="a583" svg:stroke-opacity="100%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M Roman 12" style:font-family-asian="AR PL SungtiL GB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Liberation Sans" style:font-family-complex="Liberation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M Roman 12" style:font-family-asian="AR PL SungtiL GB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Liberation Sans" style:font-family-complex="Liberation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M Roman 12" style:font-family-asian="AR PL SungtiL GB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M Roman 12" style:font-family-asian="AR PL SungtiL GB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7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6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6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M Roman 12" style:font-family-asian="AR PL SungtiL GB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Liberation Sans" style:font-family-complex="Liberation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3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65c295" draw:opacity="5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SungtiL GB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6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729fcf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SungtiL GB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SungtiL GB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Liberation Sans" style:font-family-complex="Liberation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Liberation Sans" style:font-family-complex="Liberation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1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00b6bd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graphic" style:name="a593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65c295" draw:opacity="5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SungtiL GB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3">
      <style:graphic-properties draw:fill="none" draw:stroke="solid" svg:stroke-width="0in" svg:stroke-color="#000000" draw:marker-end="a602" svg:stroke-opacity="100%"/>
    </style:style>
    <style:style style:family="paragraph" style:name="a5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SungtiL GB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6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729fcf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paragraph" style:name="a6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SungtiL GB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59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SungtiL GB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SungtiL GB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drawing-page" style:name="a56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SungtiL GB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1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00b6bd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graphic" style:name="a568">
      <style:graphic-properties fo:wrap-option="no-wrap" fo:padding-top="0.05906in" fo:padding-bottom="0.05906in" fo:padding-left="0.10827in" fo:padding-right="0.10827in" draw:textarea-vertical-align="middle" draw:textarea-horizontal-align="left" draw:fill="solid" draw:fill-color="#adc5e7" draw:opacity="10%" draw:stroke="solid" svg:stroke-width="0.02008in" svg:stroke-color="#0d1f63" svg:stroke-opacity="100%" draw:auto-grow-width="false" draw:auto-grow-height="false"/>
      <style:paragraph-properties style:font-independent-line-spacing="false" style:writing-mode="lr-tb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SungtiL GB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3">
      <style:graphic-properties draw:fill="none" draw:stroke="solid" svg:stroke-width="0in" svg:stroke-color="#000000" draw:marker-end="a642" svg:stroke-opacity="100%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SungtiL GB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647">
      <style:graphic-properties style:vertical-pos="middl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SungtiL GB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2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7477b8" draw:opacity="3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SungtiL GB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616">
      <style:graphic-properties style:vertical-pos="middl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9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none" draw:auto-grow-width="false" draw:auto-grow-height="false" style:protect=""/>
      <style:paragraph-properties style:font-independent-line-spacing="false" style:writing-mode="lr-tb"/>
    </style:style>
    <style:style style:family="paragraph" style:name="a5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SungtiL GB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4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729fcf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SungtiL GB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0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none" draw:auto-grow-width="false" draw:auto-grow-height="false" style:protect=""/>
      <style:paragraph-properties style:font-independent-line-spacing="false" style:writing-mode="lr-tb"/>
    </style:style>
    <style:style style:family="paragraph" style:name="a57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7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729fcf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graphic" style:name="a652">
      <style:graphic-properties draw:fill="none" draw:stroke="solid" svg:stroke-width="0in" svg:stroke-color="#000000" draw:marker-end="a651" svg:stroke-opacity="100%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SungtiL GB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SungtiL GB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5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071136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SungtiL GB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8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071136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Liberation Sans" style:font-family-complex="Liberation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page1" draw:style-name="a565" draw:master-page-name="Master1-Layout7-blank-Leer" presentation:presentation-page-layout-name="Master1-PPL7" draw:id="Slide-256">
        <draw:custom-shape svg:x="1.27677in" svg:y="0.1in" svg:width="5.9in" svg:height="2.8in" draw:id="id73" draw:style-name="a568" draw:name="Freihandform 25">
          <svg:title/>
          <svg:desc/>
          <text:p text:style-name="a567" text:class-names="" text:cond-style-name=""><text:span text:style-name="a566" text:class-names=""/></text:p>
  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frame draw:id="id74" draw:style-name="a571" draw:name="Textfeld 1" svg:x="6.45354in" svg:y="5.57244in" svg:width="0.45945in" svg:height="0.37559in">
          <draw:text-box>
            <text:p text:style-name="a570" text:class-names="" text:cond-style-name=""><text:span text:style-name="a569" text:class-names=""><text:s text:c="1"/></text:span></text:p>
          </draw:text-box>
          <svg:title/>
          <svg:desc/>
        </draw:frame>
        <draw:custom-shape svg:x="1.81772in" svg:y="3.79961in" svg:width="2.8in" svg:height="0.3in" draw:id="id75" draw:style-name="a574" draw:name="Freihandform 2">
          <svg:title/>
          <svg:desc/>
          <text:p text:style-name="a573" text:class-names="" text:cond-style-name=""><text:span text:style-name="a572" text:class-names="">Train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6.95in" svg:y="3.79961in" svg:width="1.7252in" svg:height="0.3in" draw:id="id76" draw:style-name="a577" draw:name="Freihandform 3">
          <svg:title/>
          <svg:desc/>
          <text:p text:style-name="a576" text:class-names="" text:cond-style-name=""><text:span text:style-name="a575" text:class-names="">Test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4.82402in" svg:y="3.79961in" svg:width="1.7252in" svg:height="0.3in" draw:id="id77" draw:style-name="a580" draw:name="Freihandform 4">
          <svg:title/>
          <svg:desc/>
          <text:p text:style-name="a579" text:class-names="" text:cond-style-name=""><text:span text:style-name="a578" text:class-names="">Valid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onnector draw:type="curve" svg:x1="3.21772in" svg:y1="4.09961in" svg:x2="4.3559in" svg:y2="5.13898in" draw:end-shape="id78" draw:end-glue-point="4" draw:id="id79" draw:style-name="a582" draw:name="Gekrümmter Verbinder 5">
          <svg:title/>
          <svg:desc/>
        </draw:connector>
        <draw:connector draw:type="curve" svg:x1="4.50157in" svg:y1="3.95394in" draw:start-shape="id77" draw:start-glue-point="2" svg:x2="5.54094in" svg:y2="5.28465in" draw:end-shape="id78" draw:end-glue-point="4" draw:id="id80" draw:style-name="a584" draw:transform="translate(-5.02126in -4.61929in) rotate(-1.5708) translate(5.02126in 4.61929in)" draw:name="Gekrümmter Verbinder 6">
          <svg:title/>
          <svg:desc/>
        </draw:connector>
        <draw:custom-shape svg:x="3.35472in" svg:y="5.13898in" svg:width="2.00236in" svg:height="1.01181in" draw:id="id78" draw:style-name="a593" draw:name="Freihandform 7">
          <svg:title/>
          <svg:desc/>
          <text:p text:style-name="a588" text:class-names="" text:cond-style-name=""><text:span text:style-name="a585" text:class-names="">Fit<text:s text:c="1"/></text:span><text:span text:style-name="a586" text:class-names="">I</text:span><text:span text:style-name="a587" text:class-names=""/></text:p>
          <text:p text:style-name="a592" text:class-names="" text:cond-style-name=""><text:span text:style-name="a589" text:class-names=""><text:s text:c="1"/>with<text:s text:c="1"/></text:span><text:span text:style-name="a590" text:class-names="">λ</text:span><text:span text:style-name="a591" text:class-names=""/></text:p>
  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svg:x="5.49646in" svg:y="5.51496in" svg:width="0.4in" svg:height="0.3in" draw:id="id81" draw:style-name="a596" draw:name="Freihandform 8">
          <svg:title/>
          <svg:desc/>
          <text:p text:style-name="a595" text:class-names="" text:cond-style-name=""><text:span text:style-name="a594" text:class-names=""/></text:p>
          <draw:enhanced-geometry xmlns:dr3d="urn:oasis:names:tc:opendocument:xmlns:dr3d:1.0" draw:type="non-primitive" svg:viewBox="0 0 21600 21600" draw:enhanced-path="M ?f8 ?f12 L ?f11 ?f12 ?f11 ?f8 ?f9 ?f10 ?f11 ?f9 ?f11 ?f13 ?f8 ?f13 Z N" draw:text-areas="?f21 ?f12 ?f18 ?f13" draw:modifiers="1620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21600 - ?f12"/>
            <draw:equation draw:name="f14" draw:formula="0 * ?f6"/>
            <draw:equation draw:name="f15" draw:formula="21600 - ?f11"/>
            <draw:equation draw:name="f16" draw:formula="?f15 * ?f12"/>
            <draw:equation draw:name="f17" draw:formula="?f16 / 10800"/>
            <draw:equation draw:name="f18" draw:formula="?f11 + ?f17"/>
            <draw:equation draw:name="f19" draw:formula="$0 / ?f6"/>
            <draw:equation draw:name="f20" draw:formula="$1 / ?f7"/>
            <draw:equation draw:name="f21" draw:formula="?f14 / ?f6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5.99331in" svg:y="5.36024in" svg:width="1.3in" svg:height="0.59055in" draw:id="id82" draw:style-name="a601" draw:name="Freihandform 9">
          <svg:title/>
          <svg:desc/>
          <text:p text:style-name="a598" text:class-names="" text:cond-style-name=""><text:span text:style-name="a597" text:class-names="">Best</text:span></text:p>
          <text:p text:style-name="a600" text:class-names="" text:cond-style-name=""><text:span text:style-name="a599" text:class-names="">Model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onnector draw:type="line" svg:x1="6.64331in" svg:y1="5.36024in" draw:start-shape="id82" draw:start-glue-point="0" svg:x2="7.8126in" svg:y2="4.09961in" draw:end-shape="id76" draw:end-glue-point="2" draw:id="id83" draw:style-name="a603" draw:name="Gerade Verbindung mit Pfeil 10">
          <svg:title/>
          <svg:desc/>
        </draw:connector>
        <draw:frame draw:id="id84" draw:style-name="a606" draw:name="Textfeld 11" svg:x="7.19961in" svg:y="4.63898in" svg:width="0.9748in" svg:height="0.37559in">
          <draw:text-box>
            <text:p text:style-name="a605" text:class-names="" text:cond-style-name=""><text:span text:style-name="a604" text:class-names="">Predict</text:span></text:p>
          </draw:text-box>
          <svg:title/>
          <svg:desc/>
        </draw:frame>
        <draw:frame draw:id="id85" draw:style-name="a609" draw:name="Textfeld 12" svg:x="4.59961in" svg:y="5.65079in" svg:width="0.3in" svg:height="0.37559in">
          <draw:text-box>
            <text:p text:style-name="a608" text:class-names="" text:cond-style-name=""><text:span text:style-name="a607" text:class-names="">*</text:span></text:p>
          </draw:text-box>
          <svg:title/>
          <svg:desc/>
        </draw:frame>
        <draw:custom-shape svg:x="1.49961in" svg:y="3.07835in" svg:width="5.2in" svg:height="1.42126in" draw:id="id86" draw:style-name="a612" draw:name="Freihandform 13">
          <svg:title/>
          <svg:desc/>
          <text:p text:style-name="a611" text:class-names="" text:cond-style-name=""><text:span text:style-name="a610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87" draw:style-name="a615" draw:name="Textfeld 14" svg:x="1.50354in" svg:y="3.10591in" svg:width="2.84016in" svg:height="0.37559in">
          <draw:text-box>
            <text:p text:style-name="a614" text:class-names="" text:cond-style-name=""><text:span text:style-name="a613" text:class-names="">Data for final model fit</text:span></text:p>
          </draw:text-box>
          <svg:title/>
          <svg:desc/>
        </draw:frame>
        <draw:frame draw:id="id88" draw:style-name="a619" draw:name="Textfeld 15" svg:x="7.05315in" svg:y="5.55079in" svg:width="0.24016in" svg:height="0.27992in">
          <draw:text-box>
            <text:p text:style-name="a618" text:class-names="" text:cond-style-name=""><draw:frame draw:style-name="a616" text:anchor-type="as-char" svg:x="1174.08576in" svg:y="0in" svg:width="0.21389in" svg:height="0.31688in" style:rel-width="scale" style:rel-height="scale"><draw:object xlink:href="Object 1/" xlink:type="simple" xlink:show="embed" xlink:actuate="onLoad"/></draw:frame><text:span text:style-name="a617" text:class-names=""/></text:p>
          </draw:text-box>
          <svg:title/>
          <svg:desc/>
        </draw:frame>
        <draw:custom-shape svg:x="2.07677in" svg:y="0.87835in" svg:width="2.8in" svg:height="0.3in" draw:id="id89" draw:style-name="a622" draw:name="Freihandform 16">
          <svg:title/>
          <svg:desc/>
          <text:p text:style-name="a621" text:class-names="" text:cond-style-name=""><text:span text:style-name="a620" text:class-names="">Train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4.97677in" svg:y="0.89961in" svg:width="1.7252in" svg:height="0.3in" draw:id="id90" draw:style-name="a625" draw:name="Freihandform 17">
          <svg:title/>
          <svg:desc/>
          <text:p text:style-name="a624" text:class-names="" text:cond-style-name=""><text:span text:style-name="a623" text:class-names="">Valid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2.97677in" svg:y="1.71772in" svg:width="1.06299in" svg:height="0.98189in" draw:id="id91" draw:style-name="a633" draw:name="Freihandform 18">
          <svg:title/>
          <svg:desc/>
          <text:p text:style-name="a629" text:class-names="" text:cond-style-name=""><text:span text:style-name="a626" text:class-names=""><text:s text:c="1"/>Fit<text:s text:c="1"/></text:span><text:span text:style-name="a627" text:class-names="">I</text:span><text:span text:style-name="a628" text:class-names=""/></text:p>
          <text:p text:style-name="a632" text:class-names="" text:cond-style-name=""><text:span text:style-name="a630" text:class-names=""><text:s text:c="1"/>with<text:s text:c="1"/></text:span><text:span text:style-name="a631" text:class-names="">α</text:span></text:p>
  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svg:x="4.17638in" svg:y="1.99961in" svg:width="0.4in" svg:height="0.3in" draw:id="id92" draw:style-name="a636" draw:name="Freihandform 19">
          <svg:title/>
          <svg:desc/>
          <text:p text:style-name="a635" text:class-names="" text:cond-style-name=""><text:span text:style-name="a634" text:class-names=""/></text:p>
          <draw:enhanced-geometry xmlns:dr3d="urn:oasis:names:tc:opendocument:xmlns:dr3d:1.0" draw:type="non-primitive" svg:viewBox="0 0 21600 21600" draw:enhanced-path="M ?f8 ?f12 L ?f11 ?f12 ?f11 ?f8 ?f9 ?f10 ?f11 ?f9 ?f11 ?f13 ?f8 ?f13 Z N" draw:text-areas="?f21 ?f12 ?f18 ?f13" draw:modifiers="1620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21600 - ?f12"/>
            <draw:equation draw:name="f14" draw:formula="0 * ?f6"/>
            <draw:equation draw:name="f15" draw:formula="21600 - ?f11"/>
            <draw:equation draw:name="f16" draw:formula="?f15 * ?f12"/>
            <draw:equation draw:name="f17" draw:formula="?f16 / 10800"/>
            <draw:equation draw:name="f18" draw:formula="?f11 + ?f17"/>
            <draw:equation draw:name="f19" draw:formula="$0 / ?f6"/>
            <draw:equation draw:name="f20" draw:formula="$1 / ?f7"/>
            <draw:equation draw:name="f21" draw:formula="?f14 / ?f6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4.67677in" svg:y="1.79961in" svg:width="0.82441in" svg:height="0.76024in" draw:id="id93" draw:style-name="a641" draw:name="Freihandform 20">
          <svg:title/>
          <svg:desc/>
          <text:p text:style-name="a638" text:class-names="" text:cond-style-name=""><text:span text:style-name="a637" text:class-names="">Model</text:span></text:p>
          <text:p text:style-name="a640" text:class-names="" text:cond-style-name=""><text:span text:style-name="a639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onnector draw:type="line" svg:x1="5.08898in" svg:y1="1.79961in" draw:start-shape="id93" draw:start-glue-point="0" svg:x2="5.83937in" svg:y2="1.19961in" draw:end-shape="id90" draw:end-glue-point="2" draw:id="id94" draw:style-name="a643" draw:name="Gerade Verbindung mit Pfeil 21">
          <svg:title/>
          <svg:desc/>
        </draw:connector>
        <draw:frame draw:id="id95" draw:style-name="a646" draw:name="Textfeld 22" svg:x="5.57677in" svg:y="1.39961in" svg:width="0.9748in" svg:height="0.37559in">
          <draw:text-box>
            <text:p text:style-name="a645" text:class-names="" text:cond-style-name=""><text:span text:style-name="a644" text:class-names="">Predict</text:span></text:p>
          </draw:text-box>
          <svg:title/>
          <svg:desc/>
        </draw:frame>
        <draw:frame draw:id="id96" draw:style-name="a650" draw:name="Textfeld 23" svg:x="4.97677in" svg:y="2.21969in" svg:width="0.24016in" svg:height="0.27992in">
          <draw:text-box>
            <text:p text:style-name="a649" text:class-names="" text:cond-style-name=""><draw:frame draw:style-name="a647" text:anchor-type="as-char" svg:x="1174.08576in" svg:y="0in" svg:width="0.21389in" svg:height="0.31688in" style:rel-width="scale" style:rel-height="scale"><draw:object xlink:href="Object 2/" xlink:type="simple" xlink:show="embed" xlink:actuate="onLoad"/></draw:frame><text:span text:style-name="a648" text:class-names=""/></text:p>
          </draw:text-box>
          <svg:title/>
          <svg:desc/>
        </draw:frame>
        <draw:connector draw:type="line" svg:x1="3.47677in" svg:y1="1.17835in" svg:x2="3.50827in" svg:y2="1.71772in" draw:end-shape="id91" draw:end-glue-point="4" draw:id="id97" draw:style-name="a652" draw:name="Gerade Verbindung mit Pfeil 24">
          <svg:title/>
          <svg:desc/>
        </draw:connector>
        <draw:custom-shape svg:x="1.11693in" svg:y="1.4in" svg:width="0.3in" svg:height="0.3in" draw:id="id98" draw:style-name="a655" draw:name="Freihandform 26">
          <svg:title/>
          <svg:desc/>
          <text:p text:style-name="a654" text:class-names="" text:cond-style-name=""><text:span text:style-name="a653" text:class-names=""/></text:p>
          <draw:enhanced-geometry xmlns:dr3d="urn:oasis:names:tc:opendocument:xmlns:dr3d:1.0" draw:type="non-primitive" svg:viewBox="0 0 21600 21600" draw:enhanced-path="M ?f10 ?f8 L ?f9 ?f9 ?f8 ?f9 Z N" draw:text-areas="?f11 ?f25 ?f19 ?f30" draw:glue-points="?f10 ?f24 ?f11 ?f25 ?f26 ?f27 ?f28 ?f27 ?f29 ?f27 ?f22 ?f25" draw:glue-point-leaving-directions="-0, -0, -0, -0, -0, -0" draw:modifiers="108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$0"/>
            <draw:equation draw:name="f11" draw:formula="?f10 / 2"/>
            <draw:equation draw:name="f12" draw:formula="18000 * ?f7"/>
            <draw:equation draw:name="f13" draw:formula="10800 * ?f7"/>
            <draw:equation draw:name="f14" draw:formula="0 * ?f7"/>
            <draw:equation draw:name="f15" draw:formula="0 * ?f6"/>
            <draw:equation draw:name="f16" draw:formula="21600 * ?f7"/>
            <draw:equation draw:name="f17" draw:formula="10800 * ?f6"/>
            <draw:equation draw:name="f18" draw:formula="21600 * ?f6"/>
            <draw:equation draw:name="f19" draw:formula="?f11 + 10800"/>
            <draw:equation draw:name="f20" draw:formula="21600 - ?f10"/>
            <draw:equation draw:name="f21" draw:formula="?f20 / 2"/>
            <draw:equation draw:name="f22" draw:formula="21600 - ?f21"/>
            <draw:equation draw:name="f23" draw:formula="$0 / ?f6"/>
            <draw:equation draw:name="f24" draw:formula="?f14 / ?f7"/>
            <draw:equation draw:name="f25" draw:formula="?f13 / ?f7"/>
            <draw:equation draw:name="f26" draw:formula="?f15 / ?f6"/>
            <draw:equation draw:name="f27" draw:formula="?f16 / ?f7"/>
            <draw:equation draw:name="f28" draw:formula="?f17 / ?f6"/>
            <draw:equation draw:name="f29" draw:formula="?f18 / ?f6"/>
            <draw:equation draw:name="f30" draw:formula="?f12 / ?f7"/>
            <draw:handle draw:handle-position="$0 0" draw:handle-range-x-minimum="0" draw:handle-range-x-maximum="21600"/>
          </draw:enhanced-geometry>
        </draw:custom-shape>
        <draw:custom-shape svg:width="0.3in" svg:height="0.3in" draw:id="id99" draw:style-name="a658" draw:transform="translate(-0.15in -0.15in) rotate(-3.12117) translate(7.1698in 1.54246in)" draw:name="Freihandform 27">
          <svg:title/>
          <svg:desc/>
          <text:p text:style-name="a657" text:class-names="" text:cond-style-name=""><text:span text:style-name="a656" text:class-names=""/></text:p>
          <draw:enhanced-geometry xmlns:dr3d="urn:oasis:names:tc:opendocument:xmlns:dr3d:1.0" draw:type="non-primitive" svg:viewBox="0 0 21600 21600" draw:enhanced-path="M ?f10 ?f8 L ?f9 ?f9 ?f8 ?f9 Z N" draw:text-areas="?f11 ?f25 ?f19 ?f30" draw:glue-points="?f10 ?f24 ?f11 ?f25 ?f26 ?f27 ?f28 ?f27 ?f29 ?f27 ?f22 ?f25" draw:glue-point-leaving-directions="-0, -0, -0, -0, -0, -0" draw:modifiers="108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$0"/>
            <draw:equation draw:name="f11" draw:formula="?f10 / 2"/>
            <draw:equation draw:name="f12" draw:formula="18000 * ?f7"/>
            <draw:equation draw:name="f13" draw:formula="10800 * ?f7"/>
            <draw:equation draw:name="f14" draw:formula="0 * ?f7"/>
            <draw:equation draw:name="f15" draw:formula="0 * ?f6"/>
            <draw:equation draw:name="f16" draw:formula="21600 * ?f7"/>
            <draw:equation draw:name="f17" draw:formula="10800 * ?f6"/>
            <draw:equation draw:name="f18" draw:formula="21600 * ?f6"/>
            <draw:equation draw:name="f19" draw:formula="?f11 + 10800"/>
            <draw:equation draw:name="f20" draw:formula="21600 - ?f10"/>
            <draw:equation draw:name="f21" draw:formula="?f20 / 2"/>
            <draw:equation draw:name="f22" draw:formula="21600 - ?f21"/>
            <draw:equation draw:name="f23" draw:formula="$0 / ?f6"/>
            <draw:equation draw:name="f24" draw:formula="?f14 / ?f7"/>
            <draw:equation draw:name="f25" draw:formula="?f13 / ?f7"/>
            <draw:equation draw:name="f26" draw:formula="?f15 / ?f6"/>
            <draw:equation draw:name="f27" draw:formula="?f16 / ?f7"/>
            <draw:equation draw:name="f28" draw:formula="?f17 / ?f6"/>
            <draw:equation draw:name="f29" draw:formula="?f18 / ?f6"/>
            <draw:equation draw:name="f30" draw:formula="?f12 / ?f7"/>
            <draw:handle draw:handle-position="$0 0" draw:handle-range-x-minimum="0" draw:handle-range-x-maximum="21600"/>
          </draw:enhanced-geometry>
        </draw:custom-shape>
        <draw:frame draw:id="id100" draw:style-name="a663" draw:name="Textfeld 28" svg:x="7.36575in" svg:y="1.34843in" svg:width="1.43425in" svg:height="0.37559in">
          <draw:text-box>
            <text:p text:style-name="a662" text:class-names="" text:cond-style-name=""><text:span text:style-name="a659" text:class-names="">Optimize<text:s text:c="1"/></text:span><text:span text:style-name="a660" text:class-names="">λ</text:span><text:span text:style-name="a661" text:class-names=""/></text:p>
          </draw:text-box>
          <svg:title/>
          <svg:desc/>
        </draw:frame>
        <presentation:notes draw:style-name="a669">
          <draw:frame draw:id="id101" draw:style-name="a666" draw:name="Foliennummernplatzhalter 6" svg:x="4.67953in" svg:y="11.10827in" svg:width="3.5878in" svg:height="0.58425in">
            <draw:text-box>
              <text:p text:style-name="a665" text:class-names="" text:cond-style-name=""><text:span text:style-name="a664" text:class-names=""><text:page-number style:num-format="1" text:fixed="false"/></text:span></text:p>
            </draw:text-box>
            <svg:title/>
            <svg:desc/>
          </draw:frame>
          <draw:page-thumbnail draw:page-number="1" svg:x="0.23785in" svg:y="0.88889in" svg:width="7.79167in" svg:height="4.38368in" presentation:class="page" draw:id="id102" presentation:style-name="a667" draw:name="Folienbildplatzhalter 1">
            <svg:title/>
            <svg:desc/>
          </draw:page-thumbnail>
          <draw:frame draw:id="id103" presentation:style-name="a668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55079in" svg:y="5.64843in" svg:width="2.56811in" svg:height="0.42717in"/>
      <presentation:placeholder presentation:object="footer" svg:x="3.76969in" svg:y="5.64843in" svg:width="3.49409in" svg:height="0.42717in"/>
      <presentation:placeholder presentation:object="page-number" svg:x="7.90354in" svg:y="5.64843in" svg:width="2.56811in" svg:height="0.42717in"/>
    </style:presentation-page-layout>
    <style:presentation-page-layout style:name="Master1-PPL2" style:display-name="Titel und Inhalt">
      <presentation:placeholder presentation:object="title" svg:x="0.55079in" svg:y="0.24685in" svg:width="9.92087in" svg:height="1.03504in"/>
      <presentation:placeholder presentation:object="object" svg:x="0.55079in" svg:y="1.45039in" svg:width="9.92087in" svg:height="3.59606in"/>
      <presentation:placeholder presentation:object="date-time" svg:x="0.55079in" svg:y="5.64843in" svg:width="2.56811in" svg:height="0.42717in"/>
      <presentation:placeholder presentation:object="footer" svg:x="3.76969in" svg:y="5.64843in" svg:width="3.49409in" svg:height="0.42717in"/>
      <presentation:placeholder presentation:object="page-number" svg:x="7.90354in" svg:y="5.64843in" svg:width="2.56811in" svg:height="0.42717in"/>
    </style:presentation-page-layout>
    <style:presentation-page-layout style:name="Master1-PPL3" style:display-name="Abschnitts-&#10;überschrift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55079in" svg:y="5.64843in" svg:width="2.56811in" svg:height="0.42717in"/>
      <presentation:placeholder presentation:object="footer" svg:x="3.76969in" svg:y="5.64843in" svg:width="3.49409in" svg:height="0.42717in"/>
      <presentation:placeholder presentation:object="page-number" svg:x="7.90354in" svg:y="5.64843in" svg:width="2.56811in" svg:height="0.42717in"/>
    </style:presentation-page-layout>
    <style:presentation-page-layout style:name="Master1-PPL4" style:display-name="Zwei Inhalte">
      <presentation:placeholder presentation:object="title" svg:x="0.55079in" svg:y="0.24685in" svg:width="9.92087in" svg:height="1.03504in"/>
      <presentation:placeholder presentation:object="object" svg:x="0.55035in" svg:y="1.44965in" svg:width="4.87674in" svg:height="3.59722in"/>
      <presentation:placeholder presentation:object="object" svg:x="5.59375in" svg:y="1.44965in" svg:width="4.87847in" svg:height="3.59722in"/>
      <presentation:placeholder presentation:object="date-time" svg:x="0.55079in" svg:y="5.64843in" svg:width="2.56811in" svg:height="0.42717in"/>
      <presentation:placeholder presentation:object="footer" svg:x="3.76969in" svg:y="5.64843in" svg:width="3.49409in" svg:height="0.42717in"/>
      <presentation:placeholder presentation:object="page-number" svg:x="7.90354in" svg:y="5.64843in" svg:width="2.56811in" svg:height="0.42717in"/>
    </style:presentation-page-layout>
    <style:presentation-page-layout style:name="Master1-PPL5" style:display-name="Vergleich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55079in" svg:y="5.64843in" svg:width="2.56811in" svg:height="0.42717in"/>
      <presentation:placeholder presentation:object="footer" svg:x="3.76969in" svg:y="5.64843in" svg:width="3.49409in" svg:height="0.42717in"/>
      <presentation:placeholder presentation:object="page-number" svg:x="7.90354in" svg:y="5.64843in" svg:width="2.56811in" svg:height="0.42717in"/>
    </style:presentation-page-layout>
    <style:presentation-page-layout style:name="Master1-PPL6" style:display-name="Nur Titel">
      <presentation:placeholder presentation:object="title" svg:x="0.55079in" svg:y="0.24685in" svg:width="9.92087in" svg:height="1.03504in"/>
      <presentation:placeholder presentation:object="date-time" svg:x="0.55079in" svg:y="5.64843in" svg:width="2.56811in" svg:height="0.42717in"/>
      <presentation:placeholder presentation:object="footer" svg:x="3.76969in" svg:y="5.64843in" svg:width="3.49409in" svg:height="0.42717in"/>
      <presentation:placeholder presentation:object="page-number" svg:x="7.90354in" svg:y="5.64843in" svg:width="2.56811in" svg:height="0.42717in"/>
    </style:presentation-page-layout>
    <style:presentation-page-layout style:name="Master1-PPL7" style:display-name="Leer">
      <presentation:placeholder presentation:object="date-time" svg:x="0.55079in" svg:y="5.64843in" svg:width="2.56811in" svg:height="0.42717in"/>
      <presentation:placeholder presentation:object="footer" svg:x="3.76969in" svg:y="5.64843in" svg:width="3.49409in" svg:height="0.42717in"/>
      <presentation:placeholder presentation:object="page-number" svg:x="7.90354in" svg:y="5.64843in" svg:width="2.56811in" svg:height="0.42717in"/>
    </style:presentation-page-layout>
    <style:presentation-page-layout style:name="Master1-PPL8" style:display-name="Inhalt mit Überschrift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079in" svg:y="5.64843in" svg:width="2.56811in" svg:height="0.42717in"/>
      <presentation:placeholder presentation:object="footer" svg:x="3.76969in" svg:y="5.64843in" svg:width="3.49409in" svg:height="0.42717in"/>
      <presentation:placeholder presentation:object="page-number" svg:x="7.90354in" svg:y="5.64843in" svg:width="2.56811in" svg:height="0.42717in"/>
    </style:presentation-page-layout>
    <style:presentation-page-layout style:name="Master1-PPL9" style:display-name="Bild mit Überschrift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079in" svg:y="5.64843in" svg:width="2.56811in" svg:height="0.42717in"/>
      <presentation:placeholder presentation:object="footer" svg:x="3.76969in" svg:y="5.64843in" svg:width="3.49409in" svg:height="0.42717in"/>
      <presentation:placeholder presentation:object="page-number" svg:x="7.90354in" svg:y="5.64843in" svg:width="2.56811in" svg:height="0.42717in"/>
    </style:presentation-page-layout>
    <style:presentation-page-layout style:name="Master1-PPL10" style:display-name="Titel und vertikaler Text">
      <presentation:placeholder presentation:object="title" svg:x="0.55079in" svg:y="0.24685in" svg:width="9.92087in" svg:height="1.03504in"/>
      <presentation:placeholder presentation:object="outline" svg:x="0.55079in" svg:y="1.45039in" svg:width="9.92087in" svg:height="3.59606in"/>
      <presentation:placeholder presentation:object="date-time" svg:x="0.55079in" svg:y="5.64843in" svg:width="2.56811in" svg:height="0.42717in"/>
      <presentation:placeholder presentation:object="footer" svg:x="3.76969in" svg:y="5.64843in" svg:width="3.49409in" svg:height="0.42717in"/>
      <presentation:placeholder presentation:object="page-number" svg:x="7.90354in" svg:y="5.64843in" svg:width="2.56811in" svg:height="0.42717in"/>
    </style:presentation-page-layout>
    <style:presentation-page-layout style:name="Master1-PPL11" style:display-name="Vertikaler Titel und Text">
      <presentation:placeholder presentation:object="title" svg:x="7.99306in" svg:y="0.24653in" svg:width="2.47917in" svg:height="4.80035in"/>
      <presentation:placeholder presentation:object="outline" svg:x="0.55035in" svg:y="0.24653in" svg:width="7.27604in" svg:height="4.80035in"/>
      <presentation:placeholder presentation:object="date-time" svg:x="0.55079in" svg:y="5.64843in" svg:width="2.56811in" svg:height="0.42717in"/>
      <presentation:placeholder presentation:object="footer" svg:x="3.76969in" svg:y="5.64843in" svg:width="3.49409in" svg:height="0.42717in"/>
      <presentation:placeholder presentation:object="page-number" svg:x="7.90354in" svg:y="5.64843in" svg:width="2.56811in" svg:height="0.42717in"/>
    </style:presentation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marker draw:name="a642" svg:viewBox="0 0 20 30" svg:d="m10 0-10 30h20z"/>
    <draw:marker draw:name="a581" svg:viewBox="0 0 20 30" svg:d="m10 0-10 30h20z"/>
    <draw:marker draw:name="a602" svg:viewBox="0 0 20 30" svg:d="m10 0-10 30h20z"/>
    <draw:marker draw:name="a583" svg:viewBox="0 0 20 30" svg:d="m10 0-10 30h20z"/>
    <draw:marker draw:name="a651" svg:viewBox="0 0 20 30" svg:d="m10 0-10 30h20z"/>
  </office:styles>
  <office:automatic-styles>
    <style:page-layout style:name="pageLayout1">
      <style:page-layout-properties fo:page-width="11.02431in" fo:page-height="6.20139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draw:fill="none" draw:stroke="non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2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draw:fill="none" draw:stroke="none"/>
    </style:style>
    <style:style style:family="paragraph" style:name="a8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4">
      <style:graphic-properties draw:fill="none" draw:stroke="non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draw:fill="none" draw:stroke="none"/>
    </style:style>
    <style:style style:family="paragraph" style:name="a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draw:fill="none" draw:stroke="non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SungtiL GB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SungtiL GB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SungtiL GB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3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6">
      <style:graphic-properties draw:fill="none" draw:stroke="non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61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SungtiL GB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64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5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draw:fill="none" draw:stroke="non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6">
      <style:graphic-properties draw:fill="none" draw:stroke="non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6">
      <style:graphic-properties draw:fill="none" draw:stroke="non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8">
      <style:graphic-properties draw:fill="none" draw:stroke="non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draw:fill="none" draw:stroke="none"/>
    </style:style>
    <style:style style:family="paragraph" style:name="a5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Default" style:page-layout-name="pageLayout1" draw:style-name="a0">
      <draw:frame draw:id="id0" presentation:style-name="a3" draw:name="Titelplatzhalter 1" svg:x="0.55079in" svg:y="0.24685in" svg:width="9.92087in" svg:height="1.03504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Textplatzhalter 2" svg:x="0.55079in" svg:y="1.45039in" svg:width="9.92087in" svg:height="3.59606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Formatvorlagen des Textmasters bearbeite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Zweite Ebene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Fünfte Ebene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umsplatzhalter 3" svg:x="0.55079in" svg:y="5.64843in" svg:width="2.56811in" svg:height="0.42717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Fußzeilenplatzhalter 4" svg:x="3.76969in" svg:y="5.64843in" svg:width="3.49409in" svg:height="0.42717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Foliennummernplatzhalter 5" svg:x="7.90354in" svg:y="5.64843in" svg:width="2.56811in" svg:height="0.42717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0.23622in" svg:y="0.88858in" svg:width="7.79449in" svg:height="4.38425in" presentation:class="page" draw:id="id5" presentation:style-name="a30" draw:name="Folienbildplatzhalter 1">
          <svg:title/>
          <svg:desc/>
        </draw:page-thumbnail>
        <draw:frame draw:id="id6" presentation:style-name="a33" draw:name="Notizenplatzhalter 2" svg:x="0.82677in" svg:y="5.55394in" svg:width="6.61378in" svg:height="5.26142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Kopfzeilenplatzhalter 3" svg:x="0in" svg:y="0in" svg:width="3.5878in" svg:height="0.5842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Datumsplatzhalter 4" svg:x="4.67953in" svg:y="0in" svg:width="3.5878in" svg:height="0.58425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Fußzeilenplatzhalter 5" svg:x="0in" svg:y="11.10827in" svg:width="3.5878in" svg:height="0.58425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Foliennummernplatzhalter 6" svg:x="4.67953in" svg:y="11.10827in" svg:width="3.5878in" svg:height="0.58425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elfolie" style:page-layout-name="pageLayout1" draw:style-name="a47">
      <draw:frame draw:id="id11" presentation:style-name="a51" draw:name="Titel 1" svg:x="1.37847in" svg:y="1.01563in" svg:width="8.26736in" svg:height="2.15799in" presentation:class="title" presentation:placeholder="false">
        <draw:text-box>
          <text:p text:style-name="a50" text:class-names="" text:cond-style-name=""><text:span text:style-name="a48" text:class-names="">Titelmasterformat durch Klicken bearbeiten</text:span><text:span text:style-name="a49" text:class-names=""/></text:p>
        </draw:text-box>
        <svg:title/>
        <svg:desc/>
      </draw:frame>
      <draw:frame draw:id="id12" presentation:style-name="a55" draw:name="Untertitel 2" svg:x="1.37847in" svg:y="3.25694in" svg:width="8.26736in" svg:height="1.49826in" presentation:class="subtitle" presentation:placeholder="false">
        <draw:text-box>
          <text:p text:style-name="a54" text:class-names="" text:cond-style-name=""><text:span text:style-name="a52" text:class-names="">Formatvorlage des Untertitelmasters durch Klicken bearbeiten</text:span><text:span text:style-name="a53" text:class-names=""/></text:p>
        </draw:text-box>
        <svg:title/>
        <svg:desc/>
      </draw:frame>
      <draw:frame draw:id="id13" presentation:style-name="a58" draw:name="Datumsplatzhalter 3" svg:x="0.55079in" svg:y="5.64843in" svg:width="2.56811in" svg:height="0.42717in" presentation:class="date-time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4" presentation:style-name="a61" draw:name="Fußzeilenplatzhalter 4" svg:x="3.76969in" svg:y="5.64843in" svg:width="3.49409in" svg:height="0.42717in" presentation:class="footer" presentation:placeholder="false">
        <draw:text-box>
          <text:p text:style-name="a60" text:class-names="" text:cond-style-name=""><text:span text:style-name="a59" text:class-names=""/></text:p>
        </draw:text-box>
        <svg:title/>
        <svg:desc/>
      </draw:frame>
      <draw:frame draw:id="id15" presentation:style-name="a65" draw:name="Foliennummernplatzhalter 5" svg:x="7.90354in" svg:y="5.64843in" svg:width="2.56811in" svg:height="0.42717in" presentation:class="page-number" presentation:placeholder="false">
        <draw:text-box>
          <text:p text:style-name="a64" text:class-names="" text:cond-style-name=""><text:span text:style-name="a62" text:class-names=""><text:page-number style:num-format="1" text:fixed="false"/></text:span><text:span text:style-name="a63" text:class-names=""/></text:p>
        </draw:text-box>
        <svg:title/>
        <svg:desc/>
      </draw:frame>
      <presentation:notes style:page-layout-name="pageLayout2" draw:style-name="a82">
        <draw:page-thumbnail svg:x="0.23622in" svg:y="0.88858in" svg:width="7.79449in" svg:height="4.38425in" presentation:class="page" draw:id="id5" presentation:style-name="a66" draw:name="Folienbildplatzhalter 1">
          <svg:title/>
          <svg:desc/>
        </draw:page-thumbnail>
        <draw:frame draw:id="id6" presentation:style-name="a69" draw:name="Notizenplatzhalter 2" svg:x="0.82677in" svg:y="5.55394in" svg:width="6.61378in" svg:height="5.26142in" presentation:class="notes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7" presentation:style-name="a72" draw:name="Kopfzeilenplatzhalter 3" svg:x="0in" svg:y="0in" svg:width="3.5878in" svg:height="0.58425in" presentation:class="header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8" presentation:style-name="a75" draw:name="Datumsplatzhalter 4" svg:x="4.67953in" svg:y="0in" svg:width="3.5878in" svg:height="0.58425in" presentation:class="date-time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9" presentation:style-name="a78" draw:name="Fußzeilenplatzhalter 5" svg:x="0in" svg:y="11.10827in" svg:width="3.5878in" svg:height="0.58425in" presentation:class="footer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10" presentation:style-name="a81" draw:name="Foliennummernplatzhalter 6" svg:x="4.67953in" svg:y="11.10827in" svg:width="3.5878in" svg:height="0.58425in" presentation:class="page-number" presentation:placeholder="false">
          <draw:text-box>
            <text:p text:style-name="a80" text:class-names="" text:cond-style-name=""><text:span text:style-name="a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el-und-Inhalt" style:page-layout-name="pageLayout1" draw:style-name="a83">
      <draw:frame draw:id="id16" presentation:style-name="a87" draw:name="Titel 1" svg:x="0.55079in" svg:y="0.24685in" svg:width="9.92087in" svg:height="1.03504in" presentation:class="title" presentation:placeholder="false">
        <draw:text-box>
          <text:p text:style-name="a86" text:class-names="" text:cond-style-name=""><text:span text:style-name="a84" text:class-names="">Titelmasterformat durch Klicken bearbeiten</text:span><text:span text:style-name="a85" text:class-names=""/></text:p>
        </draw:text-box>
        <svg:title/>
        <svg:desc/>
      </draw:frame>
      <draw:frame draw:id="id17" presentation:style-name="a103" draw:name="Inhaltsplatzhalter 2" svg:x="0.55079in" svg:y="1.45039in" svg:width="9.92087in" svg:height="3.59606in" presentation:class="object" presentation:placeholder="false">
        <draw:text-box>
          <text:p text:style-name="a89" text:class-names="" text:cond-style-name=""><text:span text:style-name="a88" text:class-names="">Formatvorlagen des Textmasters bearbeiten</text:span></text:p>
          <text:list text:style-name="a92">
            <text:list-item>
              <text:list text:style-name="a92">
                <text:list-item>
                  <text:p text:style-name="a91" text:class-names="" text:cond-style-name=""><text:span text:style-name="a90" text:class-names="">Zweite Ebene</text:span></text:p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p text:style-name="a94" text:class-names="" text:cond-style-name=""><text:span text:style-name="a93" text:class-names="">Dritte Ebene</text:span></text:p>
                    </text:list-item>
                  </text:list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list text:style-name="a98">
                        <text:list-item>
                          <text:p text:style-name="a97" text:class-names="" text:cond-style-name=""><text:span text:style-name="a9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">
            <text:list-item>
              <text:list text:style-name="a102">
                <text:list-item>
                  <text:list text:style-name="a102">
                    <text:list-item>
                      <text:list text:style-name="a102">
                        <text:list-item>
                          <text:list text:style-name="a102">
                            <text:list-item>
                              <text:p text:style-name="a101" text:class-names="" text:cond-style-name=""><text:span text:style-name="a99" text:class-names="">Fünfte Ebene</text:span><text:span text:style-name="a1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6" draw:name="Datumsplatzhalter 3" svg:x="0.55079in" svg:y="5.64843in" svg:width="2.56811in" svg:height="0.42717in" presentation:class="date-time" presentation:placeholder="false">
        <draw:text-box>
          <text:p text:style-name="a105" text:class-names="" text:cond-style-name=""><text:span text:style-name="a104" text:class-names=""/></text:p>
        </draw:text-box>
        <svg:title/>
        <svg:desc/>
      </draw:frame>
      <draw:frame draw:id="id19" presentation:style-name="a109" draw:name="Fußzeilenplatzhalter 4" svg:x="3.76969in" svg:y="5.64843in" svg:width="3.49409in" svg:height="0.42717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0" presentation:style-name="a113" draw:name="Foliennummernplatzhalter 5" svg:x="7.90354in" svg:y="5.64843in" svg:width="2.56811in" svg:height="0.42717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presentation:notes style:page-layout-name="pageLayout2" draw:style-name="a130">
        <draw:page-thumbnail svg:x="0.23622in" svg:y="0.88858in" svg:width="7.79449in" svg:height="4.38425in" presentation:class="page" draw:id="id5" presentation:style-name="a114" draw:name="Folienbildplatzhalter 1">
          <svg:title/>
          <svg:desc/>
        </draw:page-thumbnail>
        <draw:frame draw:id="id6" presentation:style-name="a117" draw:name="Notizenplatzhalter 2" svg:x="0.82677in" svg:y="5.55394in" svg:width="6.61378in" svg:height="5.26142in" presentation:class="notes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7" presentation:style-name="a120" draw:name="Kopfzeilenplatzhalter 3" svg:x="0in" svg:y="0in" svg:width="3.5878in" svg:height="0.58425in" presentation:class="head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8" presentation:style-name="a123" draw:name="Datumsplatzhalter 4" svg:x="4.67953in" svg:y="0in" svg:width="3.5878in" svg:height="0.58425in" presentation:class="date-time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9" presentation:style-name="a126" draw:name="Fußzeilenplatzhalter 5" svg:x="0in" svg:y="11.10827in" svg:width="3.5878in" svg:height="0.58425in" presentation:class="footer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10" presentation:style-name="a129" draw:name="Foliennummernplatzhalter 6" svg:x="4.67953in" svg:y="11.10827in" svg:width="3.5878in" svg:height="0.58425in" presentation:class="page-number" presentation:placeholder="false">
          <draw:text-box>
            <text:p text:style-name="a128" text:class-names="" text:cond-style-name=""><text:span text:style-name="a1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Abschnitts-&#10;überschrift" style:page-layout-name="pageLayout1" draw:style-name="a131">
      <draw:frame draw:id="id21" presentation:style-name="a135" draw:name="Titel 1" svg:x="0.75174in" svg:y="1.54688in" svg:width="9.50868in" svg:height="2.57812in" presentation:class="title" presentation:placeholder="false">
        <draw:text-box>
          <text:p text:style-name="a134" text:class-names="" text:cond-style-name=""><text:span text:style-name="a132" text:class-names="">Titelmasterformat durch Klicken bearbeiten</text:span><text:span text:style-name="a133" text:class-names=""/></text:p>
        </draw:text-box>
        <svg:title/>
        <svg:desc/>
      </draw:frame>
      <draw:frame draw:id="id22" presentation:style-name="a139" draw:name="Textplatzhalter 2" svg:x="0.75174in" svg:y="4.14931in" svg:width="9.50868in" svg:height="1.35764in" presentation:class="outline" presentation:placeholder="false">
        <draw:text-box>
          <text:list text:style-name="a138">
            <text:list-item>
              <text:p text:style-name="a137" text:class-names="" text:cond-style-name=""><text:span text:style-name="a136" text:class-names="">Formatvorlagen des Textmasters bearbeiten</text:span></text:p>
            </text:list-item>
          </text:list>
        </draw:text-box>
        <svg:title/>
        <svg:desc/>
      </draw:frame>
      <draw:frame draw:id="id23" presentation:style-name="a142" draw:name="Datumsplatzhalter 3" svg:x="0.55079in" svg:y="5.64843in" svg:width="2.56811in" svg:height="0.42717in" presentation:class="date-time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4" presentation:style-name="a145" draw:name="Fußzeilenplatzhalter 4" svg:x="3.76969in" svg:y="5.64843in" svg:width="3.49409in" svg:height="0.42717in" presentation:class="footer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25" presentation:style-name="a149" draw:name="Foliennummernplatzhalter 5" svg:x="7.90354in" svg:y="5.64843in" svg:width="2.56811in" svg:height="0.42717in" presentation:class="page-number" presentation:placeholder="false">
        <draw:text-box>
          <text:p text:style-name="a148" text:class-names="" text:cond-style-name=""><text:span text:style-name="a146" text:class-names=""><text:page-number style:num-format="1" text:fixed="false"/></text:span><text:span text:style-name="a147" text:class-names=""/></text:p>
        </draw:text-box>
        <svg:title/>
        <svg:desc/>
      </draw:frame>
      <presentation:notes style:page-layout-name="pageLayout2" draw:style-name="a166">
        <draw:page-thumbnail svg:x="0.23622in" svg:y="0.88858in" svg:width="7.79449in" svg:height="4.38425in" presentation:class="page" draw:id="id5" presentation:style-name="a150" draw:name="Folienbildplatzhalter 1">
          <svg:title/>
          <svg:desc/>
        </draw:page-thumbnail>
        <draw:frame draw:id="id6" presentation:style-name="a153" draw:name="Notizenplatzhalter 2" svg:x="0.82677in" svg:y="5.55394in" svg:width="6.61378in" svg:height="5.26142in" presentation:class="notes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7" presentation:style-name="a156" draw:name="Kopfzeilenplatzhalter 3" svg:x="0in" svg:y="0in" svg:width="3.5878in" svg:height="0.58425in" presentation:class="header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8" presentation:style-name="a159" draw:name="Datumsplatzhalter 4" svg:x="4.67953in" svg:y="0in" svg:width="3.5878in" svg:height="0.58425in" presentation:class="date-time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9" presentation:style-name="a162" draw:name="Fußzeilenplatzhalter 5" svg:x="0in" svg:y="11.10827in" svg:width="3.5878in" svg:height="0.58425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Foliennummernplatzhalter 6" svg:x="4.67953in" svg:y="11.10827in" svg:width="3.5878in" svg:height="0.58425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Zwei-Inhalte" style:page-layout-name="pageLayout1" draw:style-name="a167">
      <draw:frame draw:id="id26" presentation:style-name="a171" draw:name="Titel 1" svg:x="0.55079in" svg:y="0.24685in" svg:width="9.92087in" svg:height="1.03504in" presentation:class="title" presentation:placeholder="false">
        <draw:text-box>
          <text:p text:style-name="a170" text:class-names="" text:cond-style-name=""><text:span text:style-name="a168" text:class-names="">Titelmasterformat durch Klicken bearbeiten</text:span><text:span text:style-name="a169" text:class-names=""/></text:p>
        </draw:text-box>
        <svg:title/>
        <svg:desc/>
      </draw:frame>
      <draw:frame draw:id="id27" presentation:style-name="a187" draw:name="Inhaltsplatzhalter 2" svg:x="0.55035in" svg:y="1.44965in" svg:width="4.87674in" svg:height="3.59722in" presentation:class="object" presentation:placeholder="false">
        <draw:text-box>
          <text:p text:style-name="a173" text:class-names="" text:cond-style-name=""><text:span text:style-name="a172" text:class-names="">Formatvorlagen des Textmasters bearbeiten</text:span></text:p>
          <text:list text:style-name="a176">
            <text:list-item>
              <text:list text:style-name="a176">
                <text:list-item>
                  <text:p text:style-name="a175" text:class-names="" text:cond-style-name=""><text:span text:style-name="a174" text:class-names="">Zweite Ebene</text:span></text:p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p text:style-name="a178" text:class-names="" text:cond-style-name=""><text:span text:style-name="a177" text:class-names="">Dritte Ebene</text:span></text:p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p text:style-name="a181" text:class-names="" text:cond-style-name=""><text:span text:style-name="a18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list text:style-name="a186">
                            <text:list-item>
                              <text:p text:style-name="a185" text:class-names="" text:cond-style-name=""><text:span text:style-name="a183" text:class-names="">Fünfte Ebene</text:span><text:span text:style-name="a1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3" draw:name="Inhaltsplatzhalter 3" svg:x="5.59375in" svg:y="1.44965in" svg:width="4.87847in" svg:height="3.59722in" presentation:class="object" presentation:placeholder="false">
        <draw:text-box>
          <text:p text:style-name="a189" text:class-names="" text:cond-style-name=""><text:span text:style-name="a188" text:class-names="">Formatvorlagen des Textmasters bearbeiten</text:span></text:p>
          <text:list text:style-name="a192">
            <text:list-item>
              <text:list text:style-name="a192">
                <text:list-item>
                  <text:p text:style-name="a191" text:class-names="" text:cond-style-name=""><text:span text:style-name="a190" text:class-names="">Zweite Ebene</text:span></text:p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p text:style-name="a194" text:class-names="" text:cond-style-name=""><text:span text:style-name="a193" text:class-names="">Dritte Ebene</text:span></text:p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p text:style-name="a197" text:class-names="" text:cond-style-name=""><text:span text:style-name="a19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list text:style-name="a202">
                            <text:list-item>
                              <text:p text:style-name="a201" text:class-names="" text:cond-style-name=""><text:span text:style-name="a199" text:class-names="">Fünfte Ebene</text:span><text:span text:style-name="a2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6" draw:name="Datumsplatzhalter 4" svg:x="0.55079in" svg:y="5.64843in" svg:width="2.56811in" svg:height="0.42717in" presentation:class="date-time" presentation:placeholder="false">
        <draw:text-box>
          <text:p text:style-name="a205" text:class-names="" text:cond-style-name=""><text:span text:style-name="a204" text:class-names=""/></text:p>
        </draw:text-box>
        <svg:title/>
        <svg:desc/>
      </draw:frame>
      <draw:frame draw:id="id30" presentation:style-name="a209" draw:name="Fußzeilenplatzhalter 5" svg:x="3.76969in" svg:y="5.64843in" svg:width="3.49409in" svg:height="0.42717in" presentation:class="footer" presentation:placeholder="false">
        <draw:text-box>
          <text:p text:style-name="a208" text:class-names="" text:cond-style-name=""><text:span text:style-name="a207" text:class-names=""/></text:p>
        </draw:text-box>
        <svg:title/>
        <svg:desc/>
      </draw:frame>
      <draw:frame draw:id="id31" presentation:style-name="a213" draw:name="Foliennummernplatzhalter 6" svg:x="7.90354in" svg:y="5.64843in" svg:width="2.56811in" svg:height="0.42717in" presentation:class="page-number" presentation:placeholder="false">
        <draw:text-box>
          <text:p text:style-name="a212" text:class-names="" text:cond-style-name=""><text:span text:style-name="a210" text:class-names=""><text:page-number style:num-format="1" text:fixed="false"/></text:span><text:span text:style-name="a211" text:class-names=""/></text:p>
        </draw:text-box>
        <svg:title/>
        <svg:desc/>
      </draw:frame>
      <presentation:notes style:page-layout-name="pageLayout2" draw:style-name="a230">
        <draw:page-thumbnail svg:x="0.23622in" svg:y="0.88858in" svg:width="7.79449in" svg:height="4.38425in" presentation:class="page" draw:id="id5" presentation:style-name="a214" draw:name="Folienbildplatzhalter 1">
          <svg:title/>
          <svg:desc/>
        </draw:page-thumbnail>
        <draw:frame draw:id="id6" presentation:style-name="a217" draw:name="Notizenplatzhalter 2" svg:x="0.82677in" svg:y="5.55394in" svg:width="6.61378in" svg:height="5.26142in" presentation:class="notes" presentation:placeholder="false">
          <draw:text-box>
            <text:p text:style-name="a216" text:class-names="" text:cond-style-name=""><text:span text:style-name="a215" text:class-names=""/></text:p>
          </draw:text-box>
          <svg:title/>
          <svg:desc/>
        </draw:frame>
        <draw:frame draw:id="id7" presentation:style-name="a220" draw:name="Kopfzeilenplatzhalter 3" svg:x="0in" svg:y="0in" svg:width="3.5878in" svg:height="0.58425in" presentation:class="header" presentation:placeholder="false">
          <draw:text-box>
            <text:p text:style-name="a219" text:class-names="" text:cond-style-name=""><text:span text:style-name="a218" text:class-names=""/></text:p>
          </draw:text-box>
          <svg:title/>
          <svg:desc/>
        </draw:frame>
        <draw:frame draw:id="id8" presentation:style-name="a223" draw:name="Datumsplatzhalter 4" svg:x="4.67953in" svg:y="0in" svg:width="3.5878in" svg:height="0.58425in" presentation:class="date-time" presentation:placeholder="false">
          <draw:text-box>
            <text:p text:style-name="a222" text:class-names="" text:cond-style-name=""><text:span text:style-name="a221" text:class-names=""/></text:p>
          </draw:text-box>
          <svg:title/>
          <svg:desc/>
        </draw:frame>
        <draw:frame draw:id="id9" presentation:style-name="a226" draw:name="Fußzeilenplatzhalter 5" svg:x="0in" svg:y="11.10827in" svg:width="3.5878in" svg:height="0.58425in" presentation:class="footer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10" presentation:style-name="a229" draw:name="Foliennummernplatzhalter 6" svg:x="4.67953in" svg:y="11.10827in" svg:width="3.5878in" svg:height="0.58425in" presentation:class="page-number" presentation:placeholder="false">
          <draw:text-box>
            <text:p text:style-name="a228" text:class-names="" text:cond-style-name=""><text:span text:style-name="a2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Vergleich" style:page-layout-name="pageLayout1" draw:style-name="a231">
      <draw:frame draw:id="id32" presentation:style-name="a235" draw:name="Titel 1" svg:x="0.75868in" svg:y="0.32986in" svg:width="9.50868in" svg:height="1.19965in" presentation:class="title" presentation:placeholder="false">
        <draw:text-box>
          <text:p text:style-name="a234" text:class-names="" text:cond-style-name=""><text:span text:style-name="a232" text:class-names="">Titelmasterformat durch Klicken bearbeiten</text:span><text:span text:style-name="a233" text:class-names=""/></text:p>
        </draw:text-box>
        <svg:title/>
        <svg:desc/>
      </draw:frame>
      <draw:frame draw:id="id33" presentation:style-name="a239" draw:name="Textplatzhalter 2" svg:x="0.75868in" svg:y="1.52083in" svg:width="4.66493in" svg:height="0.74479in" presentation:class="outline" presentation:placeholder="false">
        <draw:text-box>
          <text:list text:style-name="a238">
            <text:list-item>
              <text:p text:style-name="a237" text:class-names="" text:cond-style-name=""><text:span text:style-name="a236" text:class-names="">Formatvorlagen des Textmasters bearbeiten</text:span></text:p>
            </text:list-item>
          </text:list>
        </draw:text-box>
        <svg:title/>
        <svg:desc/>
      </draw:frame>
      <draw:frame draw:id="id34" presentation:style-name="a255" draw:name="Inhaltsplatzhalter 3" svg:x="0.75868in" svg:y="2.26563in" svg:width="4.66493in" svg:height="3.3316in" presentation:class="object" presentation:placeholder="false">
        <draw:text-box>
          <text:p text:style-name="a241" text:class-names="" text:cond-style-name=""><text:span text:style-name="a240" text:class-names="">Formatvorlagen des Textmasters bearbeiten</text:span></text:p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Zweite Ebene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Dritte Ebene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ünfte Ebene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9" draw:name="Textplatzhalter 4" svg:x="5.5816in" svg:y="1.52083in" svg:width="4.68576in" svg:height="0.74479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Formatvorlagen des Textmasters bearbeiten</text:span></text:p>
            </text:list-item>
          </text:list>
        </draw:text-box>
        <svg:title/>
        <svg:desc/>
      </draw:frame>
      <draw:frame draw:id="id36" presentation:style-name="a275" draw:name="Inhaltsplatzhalter 5" svg:x="5.5816in" svg:y="2.26563in" svg:width="4.68576in" svg:height="3.3316in" presentation:class="object" presentation:placeholder="false">
        <draw:text-box>
          <text:p text:style-name="a261" text:class-names="" text:cond-style-name=""><text:span text:style-name="a260" text:class-names="">Formatvorlagen des Textmasters bearbeiten</text:span></text:p>
          <text:list text:style-name="a264">
            <text:list-item>
              <text:list text:style-name="a264">
                <text:list-item>
                  <text:p text:style-name="a263" text:class-names="" text:cond-style-name=""><text:span text:style-name="a262" text:class-names="">Zweite Ebene</text:span></text:p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p text:style-name="a266" text:class-names="" text:cond-style-name=""><text:span text:style-name="a265" text:class-names="">Dritte Ebene</text:span></text:p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p text:style-name="a269" text:class-names="" text:cond-style-name=""><text:span text:style-name="a26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list text:style-name="a274">
                        <text:list-item>
                          <text:list text:style-name="a274">
                            <text:list-item>
                              <text:p text:style-name="a273" text:class-names="" text:cond-style-name=""><text:span text:style-name="a271" text:class-names="">Fünfte Ebene</text:span><text:span text:style-name="a2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78" draw:name="Datumsplatzhalter 6" svg:x="0.55079in" svg:y="5.64843in" svg:width="2.56811in" svg:height="0.42717in" presentation:class="date-time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38" presentation:style-name="a281" draw:name="Fußzeilenplatzhalter 7" svg:x="3.76969in" svg:y="5.64843in" svg:width="3.49409in" svg:height="0.42717in" presentation:class="footer" presentation:placeholder="false">
        <draw:text-box>
          <text:p text:style-name="a280" text:class-names="" text:cond-style-name=""><text:span text:style-name="a279" text:class-names=""/></text:p>
        </draw:text-box>
        <svg:title/>
        <svg:desc/>
      </draw:frame>
      <draw:frame draw:id="id39" presentation:style-name="a285" draw:name="Foliennummernplatzhalter 8" svg:x="7.90354in" svg:y="5.64843in" svg:width="2.56811in" svg:height="0.42717in" presentation:class="page-number" presentation:placeholder="false">
        <draw:text-box>
          <text:p text:style-name="a284" text:class-names="" text:cond-style-name=""><text:span text:style-name="a282" text:class-names=""><text:page-number style:num-format="1" text:fixed="false"/></text:span><text:span text:style-name="a283" text:class-names=""/></text:p>
        </draw:text-box>
        <svg:title/>
        <svg:desc/>
      </draw:frame>
      <presentation:notes style:page-layout-name="pageLayout2" draw:style-name="a302">
        <draw:page-thumbnail svg:x="0.23622in" svg:y="0.88858in" svg:width="7.79449in" svg:height="4.38425in" presentation:class="page" draw:id="id5" presentation:style-name="a286" draw:name="Folienbildplatzhalter 1">
          <svg:title/>
          <svg:desc/>
        </draw:page-thumbnail>
        <draw:frame draw:id="id6" presentation:style-name="a289" draw:name="Notizenplatzhalter 2" svg:x="0.82677in" svg:y="5.55394in" svg:width="6.61378in" svg:height="5.26142in" presentation:class="notes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7" presentation:style-name="a292" draw:name="Kopfzeilenplatzhalter 3" svg:x="0in" svg:y="0in" svg:width="3.5878in" svg:height="0.58425in" presentation:class="header" presentation:placeholder="false">
          <draw:text-box>
            <text:p text:style-name="a291" text:class-names="" text:cond-style-name=""><text:span text:style-name="a290" text:class-names=""/></text:p>
          </draw:text-box>
          <svg:title/>
          <svg:desc/>
        </draw:frame>
        <draw:frame draw:id="id8" presentation:style-name="a295" draw:name="Datumsplatzhalter 4" svg:x="4.67953in" svg:y="0in" svg:width="3.5878in" svg:height="0.58425in" presentation:class="date-time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9" presentation:style-name="a298" draw:name="Fußzeilenplatzhalter 5" svg:x="0in" svg:y="11.10827in" svg:width="3.5878in" svg:height="0.58425in" presentation:class="foot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10" presentation:style-name="a301" draw:name="Foliennummernplatzhalter 6" svg:x="4.67953in" svg:y="11.10827in" svg:width="3.5878in" svg:height="0.58425in" presentation:class="page-number" presentation:placeholder="false">
          <draw:text-box>
            <text:p text:style-name="a300" text:class-names="" text:cond-style-name=""><text:span text:style-name="a2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Nur-Titel" style:page-layout-name="pageLayout1" draw:style-name="a303">
      <draw:frame draw:id="id40" presentation:style-name="a307" draw:name="Titel 1" svg:x="0.55079in" svg:y="0.24685in" svg:width="9.92087in" svg:height="1.03504in" presentation:class="title" presentation:placeholder="false">
        <draw:text-box>
          <text:p text:style-name="a306" text:class-names="" text:cond-style-name=""><text:span text:style-name="a304" text:class-names="">Titelmasterformat durch Klicken bearbeiten</text:span><text:span text:style-name="a305" text:class-names=""/></text:p>
        </draw:text-box>
        <svg:title/>
        <svg:desc/>
      </draw:frame>
      <draw:frame draw:id="id41" presentation:style-name="a310" draw:name="Datumsplatzhalter 2" svg:x="0.55079in" svg:y="5.64843in" svg:width="2.56811in" svg:height="0.42717in" presentation:class="date-time" presentation:placeholder="false">
        <draw:text-box>
          <text:p text:style-name="a309" text:class-names="" text:cond-style-name=""><text:span text:style-name="a308" text:class-names=""/></text:p>
        </draw:text-box>
        <svg:title/>
        <svg:desc/>
      </draw:frame>
      <draw:frame draw:id="id42" presentation:style-name="a313" draw:name="Fußzeilenplatzhalter 3" svg:x="3.76969in" svg:y="5.64843in" svg:width="3.49409in" svg:height="0.42717in" presentation:class="footer" presentation:placeholder="false">
        <draw:text-box>
          <text:p text:style-name="a312" text:class-names="" text:cond-style-name=""><text:span text:style-name="a311" text:class-names=""/></text:p>
        </draw:text-box>
        <svg:title/>
        <svg:desc/>
      </draw:frame>
      <draw:frame draw:id="id43" presentation:style-name="a317" draw:name="Foliennummernplatzhalter 4" svg:x="7.90354in" svg:y="5.64843in" svg:width="2.56811in" svg:height="0.42717in" presentation:class="page-number" presentation:placeholder="false">
        <draw:text-box>
          <text:p text:style-name="a316" text:class-names="" text:cond-style-name=""><text:span text:style-name="a314" text:class-names=""><text:page-number style:num-format="1" text:fixed="false"/></text:span><text:span text:style-name="a315" text:class-names=""/></text:p>
        </draw:text-box>
        <svg:title/>
        <svg:desc/>
      </draw:frame>
      <presentation:notes style:page-layout-name="pageLayout2" draw:style-name="a334">
        <draw:page-thumbnail svg:x="0.23622in" svg:y="0.88858in" svg:width="7.79449in" svg:height="4.38425in" presentation:class="page" draw:id="id5" presentation:style-name="a318" draw:name="Folienbildplatzhalter 1">
          <svg:title/>
          <svg:desc/>
        </draw:page-thumbnail>
        <draw:frame draw:id="id6" presentation:style-name="a321" draw:name="Notizenplatzhalter 2" svg:x="0.82677in" svg:y="5.55394in" svg:width="6.61378in" svg:height="5.26142in" presentation:class="notes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7" presentation:style-name="a324" draw:name="Kopfzeilenplatzhalter 3" svg:x="0in" svg:y="0in" svg:width="3.5878in" svg:height="0.58425in" presentation:class="header" presentation:placeholder="false">
          <draw:text-box>
            <text:p text:style-name="a323" text:class-names="" text:cond-style-name=""><text:span text:style-name="a322" text:class-names=""/></text:p>
          </draw:text-box>
          <svg:title/>
          <svg:desc/>
        </draw:frame>
        <draw:frame draw:id="id8" presentation:style-name="a327" draw:name="Datumsplatzhalter 4" svg:x="4.67953in" svg:y="0in" svg:width="3.5878in" svg:height="0.58425in" presentation:class="date-time" presentation:placeholder="false">
          <draw:text-box>
            <text:p text:style-name="a326" text:class-names="" text:cond-style-name=""><text:span text:style-name="a325" text:class-names=""/></text:p>
          </draw:text-box>
          <svg:title/>
          <svg:desc/>
        </draw:frame>
        <draw:frame draw:id="id9" presentation:style-name="a330" draw:name="Fußzeilenplatzhalter 5" svg:x="0in" svg:y="11.10827in" svg:width="3.5878in" svg:height="0.58425in" presentation:class="footer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10" presentation:style-name="a333" draw:name="Foliennummernplatzhalter 6" svg:x="4.67953in" svg:y="11.10827in" svg:width="3.5878in" svg:height="0.58425in" presentation:class="page-number" presentation:placeholder="false">
          <draw:text-box>
            <text:p text:style-name="a332" text:class-names="" text:cond-style-name=""><text:span text:style-name="a3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Leer" style:page-layout-name="pageLayout1" draw:style-name="a335">
      <draw:frame draw:id="id44" presentation:style-name="a338" draw:name="Datumsplatzhalter 1" svg:x="0.55079in" svg:y="5.64843in" svg:width="2.56811in" svg:height="0.42717in" presentation:class="date-time" presentation:placeholder="false">
        <draw:text-box>
          <text:p text:style-name="a337" text:class-names="" text:cond-style-name=""><text:span text:style-name="a336" text:class-names=""/></text:p>
        </draw:text-box>
        <svg:title/>
        <svg:desc/>
      </draw:frame>
      <draw:frame draw:id="id45" presentation:style-name="a341" draw:name="Fußzeilenplatzhalter 2" svg:x="3.76969in" svg:y="5.64843in" svg:width="3.49409in" svg:height="0.42717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46" presentation:style-name="a345" draw:name="Foliennummernplatzhalter 3" svg:x="7.90354in" svg:y="5.64843in" svg:width="2.56811in" svg:height="0.42717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  <presentation:notes style:page-layout-name="pageLayout2" draw:style-name="a362">
        <draw:page-thumbnail svg:x="0.23622in" svg:y="0.88858in" svg:width="7.79449in" svg:height="4.38425in" presentation:class="page" draw:id="id5" presentation:style-name="a346" draw:name="Folienbildplatzhalter 1">
          <svg:title/>
          <svg:desc/>
        </draw:page-thumbnail>
        <draw:frame draw:id="id6" presentation:style-name="a349" draw:name="Notizenplatzhalter 2" svg:x="0.82677in" svg:y="5.55394in" svg:width="6.61378in" svg:height="5.26142in" presentation:class="notes" presentation:placeholder="false">
          <draw:text-box>
            <text:p text:style-name="a348" text:class-names="" text:cond-style-name=""><text:span text:style-name="a347" text:class-names=""/></text:p>
          </draw:text-box>
          <svg:title/>
          <svg:desc/>
        </draw:frame>
        <draw:frame draw:id="id7" presentation:style-name="a352" draw:name="Kopfzeilenplatzhalter 3" svg:x="0in" svg:y="0in" svg:width="3.5878in" svg:height="0.58425in" presentation:class="header" presentation:placeholder="false">
          <draw:text-box>
            <text:p text:style-name="a351" text:class-names="" text:cond-style-name=""><text:span text:style-name="a350" text:class-names=""/></text:p>
          </draw:text-box>
          <svg:title/>
          <svg:desc/>
        </draw:frame>
        <draw:frame draw:id="id8" presentation:style-name="a355" draw:name="Datumsplatzhalter 4" svg:x="4.67953in" svg:y="0in" svg:width="3.5878in" svg:height="0.58425in" presentation:class="date-time" presentation:placeholder="false">
          <draw:text-box>
            <text:p text:style-name="a354" text:class-names="" text:cond-style-name=""><text:span text:style-name="a353" text:class-names=""/></text:p>
          </draw:text-box>
          <svg:title/>
          <svg:desc/>
        </draw:frame>
        <draw:frame draw:id="id9" presentation:style-name="a358" draw:name="Fußzeilenplatzhalter 5" svg:x="0in" svg:y="11.10827in" svg:width="3.5878in" svg:height="0.58425in" presentation:class="footer" presentation:placeholder="false">
          <draw:text-box>
            <text:p text:style-name="a357" text:class-names="" text:cond-style-name=""><text:span text:style-name="a356" text:class-names=""/></text:p>
          </draw:text-box>
          <svg:title/>
          <svg:desc/>
        </draw:frame>
        <draw:frame draw:id="id10" presentation:style-name="a361" draw:name="Foliennummernplatzhalter 6" svg:x="4.67953in" svg:y="11.10827in" svg:width="3.5878in" svg:height="0.58425in" presentation:class="page-number" presentation:placeholder="false">
          <draw:text-box>
            <text:p text:style-name="a360" text:class-names="" text:cond-style-name=""><text:span text:style-name="a3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Inhalt-mit-Überschrift" style:page-layout-name="pageLayout1" draw:style-name="a363">
      <draw:frame draw:id="id47" presentation:style-name="a367" draw:name="Titel 1" svg:x="0.75868in" svg:y="0.41319in" svg:width="3.55556in" svg:height="1.44792in" presentation:class="title" presentation:placeholder="false">
        <draw:text-box>
          <text:p text:style-name="a366" text:class-names="" text:cond-style-name=""><text:span text:style-name="a364" text:class-names="">Titelmasterformat durch Klicken bearbeiten</text:span><text:span text:style-name="a365" text:class-names=""/></text:p>
        </draw:text-box>
        <svg:title/>
        <svg:desc/>
      </draw:frame>
      <draw:frame draw:id="id48" presentation:style-name="a383" draw:name="Inhaltsplatzhalter 2" svg:x="4.6875in" svg:y="0.89236in" svg:width="5.57986in" svg:height="4.40799in" presentation:class="object" presentation:placeholder="false">
        <draw:text-box>
          <text:p text:style-name="a369" text:class-names="" text:cond-style-name=""><text:span text:style-name="a368" text:class-names="">Formatvorlagen des Textmasters bearbeiten</text:span></text:p>
          <text:list text:style-name="a372">
            <text:list-item>
              <text:list text:style-name="a372">
                <text:list-item>
                  <text:p text:style-name="a371" text:class-names="" text:cond-style-name=""><text:span text:style-name="a370" text:class-names="">Zweite Ebene</text:span></text:p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p text:style-name="a374" text:class-names="" text:cond-style-name=""><text:span text:style-name="a373" text:class-names="">Dritte Ebene</text:span></text:p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p text:style-name="a377" text:class-names="" text:cond-style-name=""><text:span text:style-name="a37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list text:style-name="a382">
                        <text:list-item>
                          <text:list text:style-name="a382">
                            <text:list-item>
                              <text:p text:style-name="a381" text:class-names="" text:cond-style-name=""><text:span text:style-name="a379" text:class-names="">Fünfte Ebene</text:span><text:span text:style-name="a3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87" draw:name="Textplatzhalter 3" svg:x="0.75868in" svg:y="1.86111in" svg:width="3.55556in" svg:height="3.44618in" presentation:class="outline" presentation:placeholder="false">
        <draw:text-box>
          <text:list text:style-name="a386">
            <text:list-item>
              <text:p text:style-name="a385" text:class-names="" text:cond-style-name=""><text:span text:style-name="a384" text:class-names="">Formatvorlagen des Textmasters bearbeiten</text:span></text:p>
            </text:list-item>
          </text:list>
        </draw:text-box>
        <svg:title/>
        <svg:desc/>
      </draw:frame>
      <draw:frame draw:id="id50" presentation:style-name="a390" draw:name="Datumsplatzhalter 4" svg:x="0.55079in" svg:y="5.64843in" svg:width="2.56811in" svg:height="0.42717in" presentation:class="date-time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51" presentation:style-name="a393" draw:name="Fußzeilenplatzhalter 5" svg:x="3.76969in" svg:y="5.64843in" svg:width="3.49409in" svg:height="0.42717in" presentation:class="footer" presentation:placeholder="false">
        <draw:text-box>
          <text:p text:style-name="a392" text:class-names="" text:cond-style-name=""><text:span text:style-name="a391" text:class-names=""/></text:p>
        </draw:text-box>
        <svg:title/>
        <svg:desc/>
      </draw:frame>
      <draw:frame draw:id="id52" presentation:style-name="a397" draw:name="Foliennummernplatzhalter 6" svg:x="7.90354in" svg:y="5.64843in" svg:width="2.56811in" svg:height="0.42717in" presentation:class="page-number" presentation:placeholder="false">
        <draw:text-box>
          <text:p text:style-name="a396" text:class-names="" text:cond-style-name=""><text:span text:style-name="a394" text:class-names=""><text:page-number style:num-format="1" text:fixed="false"/></text:span><text:span text:style-name="a395" text:class-names=""/></text:p>
        </draw:text-box>
        <svg:title/>
        <svg:desc/>
      </draw:frame>
      <presentation:notes style:page-layout-name="pageLayout2" draw:style-name="a414">
        <draw:page-thumbnail svg:x="0.23622in" svg:y="0.88858in" svg:width="7.79449in" svg:height="4.38425in" presentation:class="page" draw:id="id5" presentation:style-name="a398" draw:name="Folienbildplatzhalter 1">
          <svg:title/>
          <svg:desc/>
        </draw:page-thumbnail>
        <draw:frame draw:id="id6" presentation:style-name="a401" draw:name="Notizenplatzhalter 2" svg:x="0.82677in" svg:y="5.55394in" svg:width="6.61378in" svg:height="5.26142in" presentation:class="notes" presentation:placeholder="false">
          <draw:text-box>
            <text:p text:style-name="a400" text:class-names="" text:cond-style-name=""><text:span text:style-name="a399" text:class-names=""/></text:p>
          </draw:text-box>
          <svg:title/>
          <svg:desc/>
        </draw:frame>
        <draw:frame draw:id="id7" presentation:style-name="a404" draw:name="Kopfzeilenplatzhalter 3" svg:x="0in" svg:y="0in" svg:width="3.5878in" svg:height="0.58425in" presentation:class="header" presentation:placeholder="false">
          <draw:text-box>
            <text:p text:style-name="a403" text:class-names="" text:cond-style-name=""><text:span text:style-name="a402" text:class-names=""/></text:p>
          </draw:text-box>
          <svg:title/>
          <svg:desc/>
        </draw:frame>
        <draw:frame draw:id="id8" presentation:style-name="a407" draw:name="Datumsplatzhalter 4" svg:x="4.67953in" svg:y="0in" svg:width="3.5878in" svg:height="0.58425in" presentation:class="date-time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9" presentation:style-name="a410" draw:name="Fußzeilenplatzhalter 5" svg:x="0in" svg:y="11.10827in" svg:width="3.5878in" svg:height="0.58425in" presentation:class="footer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10" presentation:style-name="a413" draw:name="Foliennummernplatzhalter 6" svg:x="4.67953in" svg:y="11.10827in" svg:width="3.5878in" svg:height="0.58425in" presentation:class="page-number" presentation:placeholder="false">
          <draw:text-box>
            <text:p text:style-name="a412" text:class-names="" text:cond-style-name=""><text:span text:style-name="a4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Bild-mit-Überschrift" style:page-layout-name="pageLayout1" draw:style-name="a415">
      <draw:frame draw:id="id53" presentation:style-name="a419" draw:name="Titel 1" svg:x="0.75868in" svg:y="0.41319in" svg:width="3.55556in" svg:height="1.44792in" presentation:class="title" presentation:placeholder="false">
        <draw:text-box>
          <text:p text:style-name="a418" text:class-names="" text:cond-style-name=""><text:span text:style-name="a416" text:class-names="">Titelmasterformat durch Klicken bearbeiten</text:span><text:span text:style-name="a417" text:class-names=""/></text:p>
        </draw:text-box>
        <svg:title/>
        <svg:desc/>
      </draw:frame>
      <draw:frame draw:id="id54" presentation:style-name="a422" draw:name="Bildplatzhalter 2" svg:x="4.6875in" svg:y="0.89236in" svg:width="5.57986in" svg:height="4.40799in" presentation:class="graphic" presentation:placeholder="false">
        <draw:text-box>
          <text:p text:style-name="a421" text:class-names="" text:cond-style-name=""><text:span text:style-name="a420" text:class-names=""/></text:p>
        </draw:text-box>
        <svg:title/>
        <svg:desc/>
      </draw:frame>
      <draw:frame draw:id="id55" presentation:style-name="a426" draw:name="Textplatzhalter 3" svg:x="0.75868in" svg:y="1.86111in" svg:width="3.55556in" svg:height="3.44618in" presentation:class="outline" presentation:placeholder="false">
        <draw:text-box>
          <text:list text:style-name="a425">
            <text:list-item>
              <text:p text:style-name="a424" text:class-names="" text:cond-style-name=""><text:span text:style-name="a423" text:class-names="">Formatvorlagen des Textmasters bearbeiten</text:span></text:p>
            </text:list-item>
          </text:list>
        </draw:text-box>
        <svg:title/>
        <svg:desc/>
      </draw:frame>
      <draw:frame draw:id="id56" presentation:style-name="a429" draw:name="Datumsplatzhalter 4" svg:x="0.55079in" svg:y="5.64843in" svg:width="2.56811in" svg:height="0.42717in" presentation:class="date-time" presentation:placeholder="false">
        <draw:text-box>
          <text:p text:style-name="a428" text:class-names="" text:cond-style-name=""><text:span text:style-name="a427" text:class-names=""/></text:p>
        </draw:text-box>
        <svg:title/>
        <svg:desc/>
      </draw:frame>
      <draw:frame draw:id="id57" presentation:style-name="a432" draw:name="Fußzeilenplatzhalter 5" svg:x="3.76969in" svg:y="5.64843in" svg:width="3.49409in" svg:height="0.42717in" presentation:class="footer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58" presentation:style-name="a436" draw:name="Foliennummernplatzhalter 6" svg:x="7.90354in" svg:y="5.64843in" svg:width="2.56811in" svg:height="0.42717in" presentation:class="page-number" presentation:placeholder="false">
        <draw:text-box>
          <text:p text:style-name="a435" text:class-names="" text:cond-style-name=""><text:span text:style-name="a433" text:class-names=""><text:page-number style:num-format="1" text:fixed="false"/></text:span><text:span text:style-name="a434" text:class-names=""/></text:p>
        </draw:text-box>
        <svg:title/>
        <svg:desc/>
      </draw:frame>
      <presentation:notes style:page-layout-name="pageLayout2" draw:style-name="a453">
        <draw:page-thumbnail svg:x="0.23622in" svg:y="0.88858in" svg:width="7.79449in" svg:height="4.38425in" presentation:class="page" draw:id="id5" presentation:style-name="a437" draw:name="Folienbildplatzhalter 1">
          <svg:title/>
          <svg:desc/>
        </draw:page-thumbnail>
        <draw:frame draw:id="id6" presentation:style-name="a440" draw:name="Notizenplatzhalter 2" svg:x="0.82677in" svg:y="5.55394in" svg:width="6.61378in" svg:height="5.26142in" presentation:class="notes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7" presentation:style-name="a443" draw:name="Kopfzeilenplatzhalter 3" svg:x="0in" svg:y="0in" svg:width="3.5878in" svg:height="0.58425in" presentation:class="header" presentation:placeholder="false">
          <draw:text-box>
            <text:p text:style-name="a442" text:class-names="" text:cond-style-name=""><text:span text:style-name="a441" text:class-names=""/></text:p>
          </draw:text-box>
          <svg:title/>
          <svg:desc/>
        </draw:frame>
        <draw:frame draw:id="id8" presentation:style-name="a446" draw:name="Datumsplatzhalter 4" svg:x="4.67953in" svg:y="0in" svg:width="3.5878in" svg:height="0.58425in" presentation:class="date-time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9" presentation:style-name="a449" draw:name="Fußzeilenplatzhalter 5" svg:x="0in" svg:y="11.10827in" svg:width="3.5878in" svg:height="0.58425in" presentation:class="foot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10" presentation:style-name="a452" draw:name="Foliennummernplatzhalter 6" svg:x="4.67953in" svg:y="11.10827in" svg:width="3.5878in" svg:height="0.58425in" presentation:class="page-number" presentation:placeholder="false">
          <draw:text-box>
            <text:p text:style-name="a451" text:class-names="" text:cond-style-name=""><text:span text:style-name="a4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el-und-vertikaler-Text" style:page-layout-name="pageLayout1" draw:style-name="a454">
      <draw:frame draw:id="id59" presentation:style-name="a458" draw:name="Titel 1" svg:x="0.55079in" svg:y="0.24685in" svg:width="9.92087in" svg:height="1.03504in" presentation:class="title" presentation:placeholder="false">
        <draw:text-box>
          <text:p text:style-name="a457" text:class-names="" text:cond-style-name=""><text:span text:style-name="a455" text:class-names="">Titelmasterformat durch Klicken bearbeiten</text:span><text:span text:style-name="a456" text:class-names=""/></text:p>
        </draw:text-box>
        <svg:title/>
        <svg:desc/>
      </draw:frame>
      <draw:frame draw:id="id60" presentation:style-name="a475" draw:name="Vertikaler Textplatzhalter 2" svg:x="0.55079in" svg:y="1.45039in" svg:width="9.92087in" svg:height="3.59606in" presentation:class="outline" presentation:placeholder="false">
        <draw:text-box>
          <text:list text:style-name="a461">
            <text:list-item>
              <text:p text:style-name="a460" text:class-names="" text:cond-style-name=""><text:span text:style-name="a459" text:class-names="">Formatvorlagen des Textmasters bearbeiten</text:span></text:p>
            </text:list-item>
          </text:list>
          <text:list text:style-name="a464">
            <text:list-item>
              <text:list text:style-name="a464">
                <text:list-item>
                  <text:p text:style-name="a463" text:class-names="" text:cond-style-name=""><text:span text:style-name="a462" text:class-names="">Zweite Ebene</text:span></text:p>
                </text:list-item>
              </text:list>
            </text:list-item>
          </text:list>
          <text:list text:style-name="a467">
            <text:list-item>
              <text:list text:style-name="a467">
                <text:list-item>
                  <text:list text:style-name="a467">
                    <text:list-item>
                      <text:p text:style-name="a466" text:class-names="" text:cond-style-name=""><text:span text:style-name="a465" text:class-names="">Dritte Ebene</text:span></text:p>
                    </text:list-item>
                  </text:list>
                </text:list-item>
              </text:list>
            </text:list-item>
          </text:list>
          <text:list text:style-name="a470">
            <text:list-item>
              <text:list text:style-name="a470">
                <text:list-item>
                  <text:list text:style-name="a470">
                    <text:list-item>
                      <text:list text:style-name="a470">
                        <text:list-item>
                          <text:p text:style-name="a469" text:class-names="" text:cond-style-name=""><text:span text:style-name="a46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4">
            <text:list-item>
              <text:list text:style-name="a474">
                <text:list-item>
                  <text:list text:style-name="a474">
                    <text:list-item>
                      <text:list text:style-name="a474">
                        <text:list-item>
                          <text:list text:style-name="a474">
                            <text:list-item>
                              <text:p text:style-name="a473" text:class-names="" text:cond-style-name=""><text:span text:style-name="a471" text:class-names="">Fünfte Ebene</text:span><text:span text:style-name="a4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78" draw:name="Datumsplatzhalter 3" svg:x="0.55079in" svg:y="5.64843in" svg:width="2.56811in" svg:height="0.42717in" presentation:class="date-time" presentation:placeholder="false">
        <draw:text-box>
          <text:p text:style-name="a477" text:class-names="" text:cond-style-name=""><text:span text:style-name="a476" text:class-names=""/></text:p>
        </draw:text-box>
        <svg:title/>
        <svg:desc/>
      </draw:frame>
      <draw:frame draw:id="id62" presentation:style-name="a481" draw:name="Fußzeilenplatzhalter 4" svg:x="3.76969in" svg:y="5.64843in" svg:width="3.49409in" svg:height="0.42717in" presentation:class="footer" presentation:placeholder="false">
        <draw:text-box>
          <text:p text:style-name="a480" text:class-names="" text:cond-style-name=""><text:span text:style-name="a479" text:class-names=""/></text:p>
        </draw:text-box>
        <svg:title/>
        <svg:desc/>
      </draw:frame>
      <draw:frame draw:id="id63" presentation:style-name="a485" draw:name="Foliennummernplatzhalter 5" svg:x="7.90354in" svg:y="5.64843in" svg:width="2.56811in" svg:height="0.42717in" presentation:class="page-number" presentation:placeholder="false">
        <draw:text-box>
          <text:p text:style-name="a484" text:class-names="" text:cond-style-name=""><text:span text:style-name="a482" text:class-names=""><text:page-number style:num-format="1" text:fixed="false"/></text:span><text:span text:style-name="a483" text:class-names=""/></text:p>
        </draw:text-box>
        <svg:title/>
        <svg:desc/>
      </draw:frame>
      <presentation:notes style:page-layout-name="pageLayout2" draw:style-name="a502">
        <draw:page-thumbnail svg:x="0.23622in" svg:y="0.88858in" svg:width="7.79449in" svg:height="4.38425in" presentation:class="page" draw:id="id5" presentation:style-name="a486" draw:name="Folienbildplatzhalter 1">
          <svg:title/>
          <svg:desc/>
        </draw:page-thumbnail>
        <draw:frame draw:id="id6" presentation:style-name="a489" draw:name="Notizenplatzhalter 2" svg:x="0.82677in" svg:y="5.55394in" svg:width="6.61378in" svg:height="5.26142in" presentation:class="notes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7" presentation:style-name="a492" draw:name="Kopfzeilenplatzhalter 3" svg:x="0in" svg:y="0in" svg:width="3.5878in" svg:height="0.58425in" presentation:class="header" presentation:placeholder="false">
          <draw:text-box>
            <text:p text:style-name="a491" text:class-names="" text:cond-style-name=""><text:span text:style-name="a490" text:class-names=""/></text:p>
          </draw:text-box>
          <svg:title/>
          <svg:desc/>
        </draw:frame>
        <draw:frame draw:id="id8" presentation:style-name="a495" draw:name="Datumsplatzhalter 4" svg:x="4.67953in" svg:y="0in" svg:width="3.5878in" svg:height="0.58425in" presentation:class="date-time" presentation:placeholder="false">
          <draw:text-box>
            <text:p text:style-name="a494" text:class-names="" text:cond-style-name=""><text:span text:style-name="a493" text:class-names=""/></text:p>
          </draw:text-box>
          <svg:title/>
          <svg:desc/>
        </draw:frame>
        <draw:frame draw:id="id9" presentation:style-name="a498" draw:name="Fußzeilenplatzhalter 5" svg:x="0in" svg:y="11.10827in" svg:width="3.5878in" svg:height="0.58425in" presentation:class="footer" presentation:placeholder="false">
          <draw:text-box>
            <text:p text:style-name="a497" text:class-names="" text:cond-style-name=""><text:span text:style-name="a496" text:class-names=""/></text:p>
          </draw:text-box>
          <svg:title/>
          <svg:desc/>
        </draw:frame>
        <draw:frame draw:id="id10" presentation:style-name="a501" draw:name="Foliennummernplatzhalter 6" svg:x="4.67953in" svg:y="11.10827in" svg:width="3.5878in" svg:height="0.58425in" presentation:class="page-number" presentation:placeholder="false">
          <draw:text-box>
            <text:p text:style-name="a500" text:class-names="" text:cond-style-name=""><text:span text:style-name="a4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kaler-Titel-und-Text" style:page-layout-name="pageLayout1" draw:style-name="a503">
      <draw:frame draw:id="id64" presentation:style-name="a507" draw:name="Vertikaler Titel 1" svg:x="7.99306in" svg:y="0.24653in" svg:width="2.47917in" svg:height="4.80035in" presentation:class="title" presentation:placeholder="false">
        <draw:text-box>
          <text:p text:style-name="a506" text:class-names="" text:cond-style-name=""><text:span text:style-name="a504" text:class-names="">Titelmasterformat durch Klicken bearbeiten</text:span><text:span text:style-name="a505" text:class-names=""/></text:p>
        </draw:text-box>
        <svg:title/>
        <svg:desc/>
      </draw:frame>
      <draw:frame draw:id="id65" presentation:style-name="a524" draw:name="Vertikaler Textplatzhalter 2" svg:x="0.55035in" svg:y="0.24653in" svg:width="7.27604in" svg:height="4.80035in" presentation:class="outline" presentation:placeholder="false">
        <draw:text-box>
          <text:list text:style-name="a510">
            <text:list-item>
              <text:p text:style-name="a509" text:class-names="" text:cond-style-name=""><text:span text:style-name="a508" text:class-names="">Formatvorlagen des Textmasters bearbeiten</text:span></text:p>
            </text:list-item>
          </text:list>
          <text:list text:style-name="a513">
            <text:list-item>
              <text:list text:style-name="a513">
                <text:list-item>
                  <text:p text:style-name="a512" text:class-names="" text:cond-style-name=""><text:span text:style-name="a511" text:class-names="">Zweite Ebene</text:span></text:p>
                </text:list-item>
              </text:list>
            </text:list-item>
          </text:list>
          <text:list text:style-name="a516">
            <text:list-item>
              <text:list text:style-name="a516">
                <text:list-item>
                  <text:list text:style-name="a516">
                    <text:list-item>
                      <text:p text:style-name="a515" text:class-names="" text:cond-style-name=""><text:span text:style-name="a514" text:class-names="">Dritte Ebene</text:span></text:p>
                    </text:list-item>
                  </text:list>
                </text:list-item>
              </text:list>
            </text:list-item>
          </text:list>
          <text:list text:style-name="a519">
            <text:list-item>
              <text:list text:style-name="a519">
                <text:list-item>
                  <text:list text:style-name="a519">
                    <text:list-item>
                      <text:list text:style-name="a519">
                        <text:list-item>
                          <text:p text:style-name="a518" text:class-names="" text:cond-style-name=""><text:span text:style-name="a517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3">
            <text:list-item>
              <text:list text:style-name="a523">
                <text:list-item>
                  <text:list text:style-name="a523">
                    <text:list-item>
                      <text:list text:style-name="a523">
                        <text:list-item>
                          <text:list text:style-name="a523">
                            <text:list-item>
                              <text:p text:style-name="a522" text:class-names="" text:cond-style-name=""><text:span text:style-name="a520" text:class-names="">Fünfte Ebene</text:span><text:span text:style-name="a5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27" draw:name="Datumsplatzhalter 3" svg:x="0.55079in" svg:y="5.64843in" svg:width="2.56811in" svg:height="0.42717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67" presentation:style-name="a530" draw:name="Fußzeilenplatzhalter 4" svg:x="3.76969in" svg:y="5.64843in" svg:width="3.49409in" svg:height="0.42717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68" presentation:style-name="a534" draw:name="Foliennummernplatzhalter 5" svg:x="7.90354in" svg:y="5.64843in" svg:width="2.56811in" svg:height="0.42717in" presentation:class="page-number" presentation:placeholder="false">
        <draw:text-box>
          <text:p text:style-name="a533" text:class-names="" text:cond-style-name=""><text:span text:style-name="a531" text:class-names=""><text:page-number style:num-format="1" text:fixed="false"/></text:span><text:span text:style-name="a532" text:class-names=""/></text:p>
        </draw:text-box>
        <svg:title/>
        <svg:desc/>
      </draw:frame>
      <presentation:notes style:page-layout-name="pageLayout2" draw:style-name="a551">
        <draw:page-thumbnail svg:x="0.23622in" svg:y="0.88858in" svg:width="7.79449in" svg:height="4.38425in" presentation:class="page" draw:id="id5" presentation:style-name="a535" draw:name="Folienbildplatzhalter 1">
          <svg:title/>
          <svg:desc/>
        </draw:page-thumbnail>
        <draw:frame draw:id="id6" presentation:style-name="a538" draw:name="Notizenplatzhalter 2" svg:x="0.82677in" svg:y="5.55394in" svg:width="6.61378in" svg:height="5.26142in" presentation:class="notes" presentation:placeholder="false">
          <draw:text-box>
            <text:p text:style-name="a537" text:class-names="" text:cond-style-name=""><text:span text:style-name="a536" text:class-names=""/></text:p>
          </draw:text-box>
          <svg:title/>
          <svg:desc/>
        </draw:frame>
        <draw:frame draw:id="id7" presentation:style-name="a541" draw:name="Kopfzeilenplatzhalter 3" svg:x="0in" svg:y="0in" svg:width="3.5878in" svg:height="0.58425in" presentation:class="header" presentation:placeholder="false">
          <draw:text-box>
            <text:p text:style-name="a540" text:class-names="" text:cond-style-name=""><text:span text:style-name="a539" text:class-names=""/></text:p>
          </draw:text-box>
          <svg:title/>
          <svg:desc/>
        </draw:frame>
        <draw:frame draw:id="id8" presentation:style-name="a544" draw:name="Datumsplatzhalter 4" svg:x="4.67953in" svg:y="0in" svg:width="3.5878in" svg:height="0.58425in" presentation:class="date-time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9" presentation:style-name="a547" draw:name="Fußzeilenplatzhalter 5" svg:x="0in" svg:y="11.10827in" svg:width="3.5878in" svg:height="0.58425in" presentation:class="foot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10" presentation:style-name="a550" draw:name="Foliennummernplatzhalter 6" svg:x="4.67953in" svg:y="11.10827in" svg:width="3.5878in" svg:height="0.58425in" presentation:class="page-number" presentation:placeholder="false">
          <draw:text-box>
            <text:p text:style-name="a549" text:class-names="" text:cond-style-name=""><text:span text:style-name="a54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52">
      <draw:frame draw:id="id69" presentation:style-name="a555" draw:name="Kopfzeilenplatzhalter 1" svg:x="0in" svg:y="0in" svg:width="3.5878in" svg:height="0.58425in" presentation:class="header" presentation:placeholder="false">
        <draw:text-box>
          <text:p text:style-name="a554" text:class-names="" text:cond-style-name=""><text:span text:style-name="a553" text:class-names=""/></text:p>
        </draw:text-box>
        <svg:title/>
        <svg:desc/>
      </draw:frame>
      <draw:frame draw:id="id70" presentation:style-name="a558" draw:name="Datumsplatzhalter 2" svg:x="4.67953in" svg:y="0in" svg:width="3.5878in" svg:height="0.58425in" presentation:class="date-time" presentation:placeholder="false">
        <draw:text-box>
          <text:p text:style-name="a557" text:class-names="" text:cond-style-name=""><text:span text:style-name="a556" text:class-names=""/></text:p>
        </draw:text-box>
        <svg:title/>
        <svg:desc/>
      </draw:frame>
      <draw:frame draw:id="id71" presentation:style-name="a561" draw:name="Fußzeilenplatzhalter 3" svg:x="0in" svg:y="11.10827in" svg:width="3.5878in" svg:height="0.58425in" presentation:class="footer" presentation:placeholder="false">
        <draw:text-box>
          <text:p text:style-name="a560" text:class-names="" text:cond-style-name=""><text:span text:style-name="a559" text:class-names=""/></text:p>
        </draw:text-box>
        <svg:title/>
        <svg:desc/>
      </draw:frame>
      <draw:frame draw:id="id72" presentation:style-name="a564" draw:name="Foliennummernplatzhalter 4" svg:x="4.67953in" svg:y="11.10827in" svg:width="3.5878in" svg:height="0.58425in" presentation:class="page-number" presentation:placeholder="false">
        <draw:text-box>
          <text:p text:style-name="a563" text:class-names="" text:cond-style-name=""><text:span text:style-name="a562" text:class-names=""><text:page-number style:num-format="1" text:fixed="false"/></text:span></text:p>
        </draw:text-box>
        <svg:title/>
        <svg:desc/>
      </draw:frame>
      <draw:page-thumbnail draw:page-number="1" svg:x="0.57813in" svg:y="1.50174in" svg:width="3.39063in" svg:height="1.90625in"/>
      <draw:page-thumbnail draw:page-number="2" svg:x="4.29861in" svg:y="1.50174in" svg:width="3.39063in" svg:height="1.90625in"/>
      <draw:page-thumbnail draw:page-number="3" svg:x="0.57813in" svg:y="4.89063in" svg:width="3.39063in" svg:height="1.90625in"/>
      <draw:page-thumbnail draw:page-number="4" svg:x="4.29861in" svg:y="4.89063in" svg:width="3.39063in" svg:height="1.90625in"/>
      <draw:page-thumbnail draw:page-number="5" svg:x="0.57813in" svg:y="8.27951in" svg:width="3.39063in" svg:height="1.90625in"/>
      <draw:page-thumbnail draw:page-number="6" svg:x="4.29861in" svg:y="8.27951in" svg:width="3.39063in" svg:height="1.9062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-Präsentation</dc:title>
    <meta:initial-creator>PC0YEMXU</meta:initial-creator>
    <dc:creator>Moosbauer Julia</dc:creator>
    <meta:creation-date>2018-08-21T16:49:30Z</meta:creation-date>
    <dc:date>2019-09-19T12:33:41Z</dc:date>
    <meta:editing-cycles>26</meta:editing-cycles>
    <meta:editing-duration>PT0S</meta:editing-duration>
    <meta:document-statistic meta:paragraph-count="21" meta:word-count="31"/>
  </office:meta>
</office:document-meta>
</file>

<file path=Object 1/content.xml><?xml version="1.0" encoding="utf-8"?>
<mml:math xmlns:mml="http://www.w3.org/1998/Math/MathML" display="block">
  <mml:mover accent="true">
    <mml:mi>f</mml:mi>
    <mml:mo>^</mml:mo>
  </mml:mover>
</mml:math>
</file>

<file path=Object 2/content.xml><?xml version="1.0" encoding="utf-8"?>
<mml:math xmlns:mml="http://www.w3.org/1998/Math/MathML" display="block">
  <mml:mover accent="true">
    <mml:mi>f</mml:mi>
    <mml:mo>^</mml:mo>
  </mml:mover>
</mml:math>
</file>